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mic Sans MS" svg:font-family="Comic Sans MS" style:font-family-generic="script" style:font-pitch="variable" svg:panose-1="3 15 7 2 3 3 2 2 2 4"/>
    <style:font-face style:name="Aptos Display" svg:font-family="Aptos Display" style:font-family-generic="swiss" style:font-pitch="variable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OCHeading" style:master-page-name="MP0" style:family="paragraph">
      <style:paragraph-properties fo:break-before="page"/>
    </style:style>
    <style:style style:name="P2" style:parent-style-name="TOC2" style:family="paragraph">
      <style:paragraph-properties>
        <style:tab-stops>
          <style:tab-stop style:type="right" style:leader-style="dotted" style:leader-text="." style:position="9.5611in"/>
        </style:tab-stops>
      </style:paragraph-properties>
    </style:style>
    <style:style style:name="T3" style:parent-style-name="Hyperlink" style:family="text">
      <style:text-properties fo:language="en" fo:country="GB"/>
    </style:style>
    <style:style style:name="P4" style:parent-style-name="TOC2" style:family="paragraph">
      <style:paragraph-properties>
        <style:tab-stops>
          <style:tab-stop style:type="right" style:leader-style="dotted" style:leader-text="." style:position="9.5611in"/>
        </style:tab-stops>
      </style:paragraph-properties>
    </style:style>
    <style:style style:name="T5" style:parent-style-name="Hyperlink" style:family="text">
      <style:text-properties fo:language="en" fo:country="GB"/>
    </style:style>
    <style:style style:name="P6" style:parent-style-name="TOC2" style:family="paragraph">
      <style:paragraph-properties>
        <style:tab-stops>
          <style:tab-stop style:type="right" style:leader-style="dotted" style:leader-text="." style:position="9.5611in"/>
        </style:tab-stops>
      </style:paragraph-properties>
    </style:style>
    <style:style style:name="T7" style:parent-style-name="Hyperlink" style:family="text">
      <style:text-properties fo:language="en" fo:country="GB"/>
    </style:style>
    <style:style style:name="P8" style:parent-style-name="TOC2" style:family="paragraph">
      <style:paragraph-properties>
        <style:tab-stops>
          <style:tab-stop style:type="right" style:leader-style="dotted" style:leader-text="." style:position="9.5611in"/>
        </style:tab-stops>
      </style:paragraph-properties>
    </style:style>
    <style:style style:name="T9" style:parent-style-name="Hyperlink" style:family="text">
      <style:text-properties fo:language="en" fo:country="GB"/>
    </style:style>
    <style:style style:name="P10" style:parent-style-name="TOC2" style:family="paragraph">
      <style:paragraph-properties>
        <style:tab-stops>
          <style:tab-stop style:type="right" style:leader-style="dotted" style:leader-text="." style:position="9.5611in"/>
        </style:tab-stops>
      </style:paragraph-properties>
    </style:style>
    <style:style style:name="T11" style:parent-style-name="Hyperlink" style:family="text">
      <style:text-properties fo:language="en" fo:country="GB"/>
    </style:style>
    <style:style style:name="P12" style:parent-style-name="TOC2" style:family="paragraph">
      <style:paragraph-properties>
        <style:tab-stops>
          <style:tab-stop style:type="right" style:leader-style="dotted" style:leader-text="." style:position="9.5611in"/>
        </style:tab-stops>
      </style:paragraph-properties>
    </style:style>
    <style:style style:name="T13" style:parent-style-name="Hyperlink" style:family="text">
      <style:text-properties fo:language="en" fo:country="GB"/>
    </style:style>
    <style:style style:name="P14" style:parent-style-name="TOC2" style:family="paragraph">
      <style:paragraph-properties>
        <style:tab-stops>
          <style:tab-stop style:type="right" style:leader-style="dotted" style:leader-text="." style:position="9.5611in"/>
        </style:tab-stops>
      </style:paragraph-properties>
    </style:style>
    <style:style style:name="T15" style:parent-style-name="Hyperlink" style:family="text">
      <style:text-properties fo:language="en" fo:country="GB"/>
    </style:style>
    <style:style style:name="P16" style:parent-style-name="TOC2" style:family="paragraph">
      <style:paragraph-properties>
        <style:tab-stops>
          <style:tab-stop style:type="right" style:leader-style="dotted" style:leader-text="." style:position="9.5611in"/>
        </style:tab-stops>
      </style:paragraph-properties>
    </style:style>
    <style:style style:name="T17" style:parent-style-name="Hyperlink" style:family="text">
      <style:text-properties fo:language="en" fo:country="GB"/>
    </style:style>
    <style:style style:name="P18" style:parent-style-name="TOC2" style:family="paragraph">
      <style:paragraph-properties>
        <style:tab-stops>
          <style:tab-stop style:type="right" style:leader-style="dotted" style:leader-text="." style:position="9.5611in"/>
        </style:tab-stops>
      </style:paragraph-properties>
    </style:style>
    <style:style style:name="T19" style:parent-style-name="Hyperlink" style:family="text">
      <style:text-properties fo:language="en" fo:country="GB"/>
    </style:style>
    <style:style style:name="P20" style:parent-style-name="TOC2" style:family="paragraph">
      <style:paragraph-properties>
        <style:tab-stops>
          <style:tab-stop style:type="right" style:leader-style="dotted" style:leader-text="." style:position="9.5611in"/>
        </style:tab-stops>
      </style:paragraph-properties>
    </style:style>
    <style:style style:name="T21" style:parent-style-name="Hyperlink" style:family="text">
      <style:text-properties fo:language="en" fo:country="GB"/>
    </style:style>
    <style:style style:name="P22" style:parent-style-name="TOC2" style:family="paragraph">
      <style:paragraph-properties>
        <style:tab-stops>
          <style:tab-stop style:type="right" style:leader-style="dotted" style:leader-text="." style:position="9.5611in"/>
        </style:tab-stops>
      </style:paragraph-properties>
    </style:style>
    <style:style style:name="T23" style:parent-style-name="Hyperlink" style:family="text">
      <style:text-properties fo:language="en" fo:country="GB"/>
    </style:style>
    <style:style style:name="P24" style:parent-style-name="TOC2" style:family="paragraph">
      <style:paragraph-properties>
        <style:tab-stops>
          <style:tab-stop style:type="right" style:leader-style="dotted" style:leader-text="." style:position="9.5611in"/>
        </style:tab-stops>
      </style:paragraph-properties>
    </style:style>
    <style:style style:name="T25" style:parent-style-name="Hyperlink" style:family="text">
      <style:text-properties fo:language="en" fo:country="GB"/>
    </style:style>
    <style:style style:name="P26" style:parent-style-name="TOC2" style:family="paragraph">
      <style:paragraph-properties>
        <style:tab-stops>
          <style:tab-stop style:type="right" style:leader-style="dotted" style:leader-text="." style:position="9.5611in"/>
        </style:tab-stops>
      </style:paragraph-properties>
    </style:style>
    <style:style style:name="T27" style:parent-style-name="Hyperlink" style:family="text">
      <style:text-properties fo:language="en" fo:country="GB"/>
    </style:style>
    <style:style style:name="P28" style:parent-style-name="Heading2" style:master-page-name="MP1" style:family="paragraph">
      <style:paragraph-properties fo:break-before="page"/>
    </style:style>
    <style:style style:name="T29" style:parent-style-name="DefaultParagraphFont" style:family="text">
      <style:text-properties fo:language="en" fo:country="GB"/>
    </style:style>
    <style:style style:name="P30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31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32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33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34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35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36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37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38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39" style:parent-style-name="Normal" style:family="paragraph">
      <style:paragraph-properties fo:break-before="page" fo:margin-bottom="0.1111in" fo:line-height="102%"/>
      <style:text-properties fo:hyphenate="true"/>
    </style:style>
    <style:style style:name="P40" style:parent-style-name="Heading2" style:family="paragraph">
      <style:text-properties fo:language="en" fo:country="GB"/>
    </style:style>
    <style:style style:name="P41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42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43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44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45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46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47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48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49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50" style:parent-style-name="Heading2" style:family="paragraph">
      <style:text-properties fo:language="en" fo:country="GB"/>
    </style:style>
    <style:style style:name="P51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52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53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54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55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56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57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58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59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60" style:parent-style-name="Heading2" style:family="paragraph">
      <style:text-properties fo:language="en" fo:country="GB"/>
    </style:style>
    <style:style style:name="P61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62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63" style:parent-style-name="Heading2" style:family="paragraph">
      <style:text-properties fo:language="en" fo:country="GB"/>
    </style:style>
    <style:style style:name="P64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65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66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67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68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69" style:parent-style-name="Heading2" style:family="paragraph">
      <style:text-properties fo:language="en" fo:country="GB"/>
    </style:style>
    <style:style style:name="P70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71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72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73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74" style:parent-style-name="Normal" style:family="paragraph">
      <style:paragraph-properties fo:margin-bottom="0.1111in" fo:line-height="102%"/>
      <style:text-properties fo:hyphenate="true"/>
    </style:style>
    <style:style style:name="P75" style:parent-style-name="Heading2" style:family="paragraph">
      <style:paragraph-properties fo:break-before="page"/>
      <style:text-properties fo:language="en" fo:country="GB"/>
    </style:style>
    <style:style style:name="P76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77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78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79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80" style:parent-style-name="Heading2" style:master-page-name="MP2" style:family="paragraph">
      <style:paragraph-properties fo:break-before="page"/>
      <style:text-properties fo:language="en" fo:country="GB"/>
    </style:style>
    <style:style style:name="P81" style:parent-style-name="Normal" style:family="paragraph">
      <style:paragraph-properties fo:margin-bottom="0.1111in"/>
      <style:text-properties fo:hyphenate="true"/>
    </style:style>
    <style:style style:name="T82" style:parent-style-name="DefaultParagraphFont" style:family="text">
      <style:text-properties style:font-name="Courier New" style:font-name-complex="Courier New" fo:font-size="12pt" style:font-size-asian="12pt" style:font-size-complex="12pt" fo:language="en" fo:country="GB"/>
    </style:style>
    <style:style style:name="T83" style:parent-style-name="DefaultParagraphFont" style:family="text">
      <style:text-properties style:font-name="Courier New" style:font-name-complex="Courier New" fo:font-size="12pt" style:font-size-asian="12pt" style:font-size-complex="12pt" fo:background-color="#FFFF00" fo:language="en" fo:country="GB"/>
    </style:style>
    <style:style style:name="T84" style:parent-style-name="DefaultParagraphFont" style:family="text">
      <style:text-properties style:font-name="Courier New" style:font-name-complex="Courier New" fo:font-size="12pt" style:font-size-asian="12pt" style:font-size-complex="12pt" fo:language="en" fo:country="GB"/>
    </style:style>
    <style:style style:name="P85" style:parent-style-name="Normal" style:family="paragraph">
      <style:paragraph-properties fo:margin-bottom="0.1111in"/>
      <style:text-properties fo:hyphenate="true"/>
    </style:style>
    <style:style style:name="T86" style:parent-style-name="DefaultParagraphFont" style:family="text">
      <style:text-properties style:font-name="Courier New" style:font-name-complex="Courier New" fo:font-size="12pt" style:font-size-asian="12pt" style:font-size-complex="12pt" fo:language="en" fo:country="GB"/>
    </style:style>
    <style:style style:name="T87" style:parent-style-name="DefaultParagraphFont" style:family="text">
      <style:text-properties style:font-name="Courier New" style:font-name-complex="Courier New" fo:font-size="12pt" style:font-size-asian="12pt" style:font-size-complex="12pt" fo:background-color="#FFFF00" fo:language="en" fo:country="GB"/>
    </style:style>
    <style:style style:name="T88" style:parent-style-name="DefaultParagraphFont" style:family="text">
      <style:text-properties style:font-name="Courier New" style:font-name-complex="Courier New" fo:font-size="12pt" style:font-size-asian="12pt" style:font-size-complex="12pt" fo:language="en" fo:country="GB"/>
    </style:style>
    <style:style style:name="P89" style:parent-style-name="Normal" style:family="paragraph">
      <style:paragraph-properties fo:margin-bottom="0.1111in"/>
      <style:text-properties style:font-name="Courier New" style:font-name-complex="Courier New" fo:font-size="12pt" style:font-size-asian="12pt" style:font-size-complex="12pt" fo:language="en" fo:country="GB" fo:hyphenate="true"/>
    </style:style>
    <style:style style:name="P90" style:parent-style-name="Normal" style:family="paragraph">
      <style:paragraph-properties fo:margin-bottom="0.1111in"/>
      <style:text-properties style:font-name="Courier New" style:font-name-complex="Courier New" fo:font-size="12pt" style:font-size-asian="12pt" style:font-size-complex="12pt" fo:language="en" fo:country="GB" fo:hyphenate="true"/>
    </style:style>
    <style:style style:name="P91" style:parent-style-name="Normal" style:family="paragraph">
      <style:paragraph-properties fo:margin-bottom="0.1111in" fo:line-height="102%"/>
      <style:text-properties fo:language="en" fo:country="GB" fo:hyphenate="true"/>
    </style:style>
    <style:style style:name="P92" style:parent-style-name="Heading2" style:family="paragraph">
      <style:text-properties fo:language="en" fo:country="GB"/>
    </style:style>
    <style:style style:name="P93" style:parent-style-name="Normal" style:family="paragraph">
      <style:paragraph-properties fo:margin-bottom="0.1111in" fo:line-height="102%"/>
      <style:text-properties style:font-name="Courier New" style:font-name-complex="Courier New" fo:font-size="12pt" style:font-size-asian="12pt" style:font-size-complex="12pt" fo:language="en" fo:country="GB" fo:hyphenate="true"/>
    </style:style>
    <style:style style:name="P94" style:parent-style-name="Normal" style:family="paragraph">
      <style:paragraph-properties fo:margin-bottom="0.1111in" fo:line-height="102%"/>
      <style:text-properties style:font-name="Courier New" style:font-name-complex="Courier New" fo:font-size="12pt" style:font-size-asian="12pt" style:font-size-complex="12pt" fo:language="en" fo:country="GB" fo:hyphenate="true"/>
    </style:style>
    <style:style style:name="P95" style:parent-style-name="Normal" style:family="paragraph">
      <style:paragraph-properties fo:margin-bottom="0.1111in" fo:line-height="102%"/>
      <style:text-properties style:font-name="Courier New" style:font-name-complex="Courier New" fo:font-size="12pt" style:font-size-asian="12pt" style:font-size-complex="12pt" fo:language="en" fo:country="GB" fo:hyphenate="true"/>
    </style:style>
    <style:style style:name="P96" style:parent-style-name="Normal" style:family="paragraph">
      <style:paragraph-properties fo:margin-bottom="0.1111in" fo:line-height="102%"/>
      <style:text-properties style:font-name="Courier New" style:font-name-complex="Courier New" fo:font-size="12pt" style:font-size-asian="12pt" style:font-size-complex="12pt" fo:language="en" fo:country="GB" fo:hyphenate="true"/>
    </style:style>
    <style:style style:name="P97" style:parent-style-name="Normal" style:family="paragraph">
      <style:paragraph-properties fo:margin-bottom="0.1111in" fo:line-height="102%"/>
      <style:text-properties style:font-name="Courier New" style:font-name-complex="Courier New" fo:font-size="12pt" style:font-size-asian="12pt" style:font-size-complex="12pt" fo:language="en" fo:country="GB" fo:hyphenate="true"/>
    </style:style>
    <style:style style:name="P98" style:parent-style-name="Normal" style:family="paragraph">
      <style:paragraph-properties fo:margin-bottom="0.1111in" fo:line-height="102%"/>
      <style:text-properties style:font-name="Courier New" style:font-name-complex="Courier New" fo:font-size="12pt" style:font-size-asian="12pt" style:font-size-complex="12pt" fo:language="en" fo:country="GB" fo:hyphenate="true"/>
    </style:style>
    <style:style style:name="P99" style:parent-style-name="Normal" style:family="paragraph">
      <style:paragraph-properties fo:margin-bottom="0.1111in" fo:line-height="102%"/>
      <style:text-properties style:font-name="Courier New" style:font-name-complex="Courier New" fo:font-size="12pt" style:font-size-asian="12pt" style:font-size-complex="12pt" fo:language="en" fo:country="GB" fo:hyphenate="true"/>
    </style:style>
    <style:style style:name="P100" style:parent-style-name="Normal" style:family="paragraph">
      <style:paragraph-properties fo:margin-bottom="0.1111in" fo:line-height="102%"/>
      <style:text-properties style:font-name="Courier New" style:font-name-complex="Courier New" fo:font-size="12pt" style:font-size-asian="12pt" style:font-size-complex="12pt" fo:language="en" fo:country="GB" fo:hyphenate="true"/>
    </style:style>
    <style:style style:name="P101" style:parent-style-name="Normal" style:family="paragraph">
      <style:paragraph-properties fo:margin-bottom="0.1111in" fo:line-height="102%"/>
      <style:text-properties style:font-name="Courier New" style:font-name-complex="Courier New" fo:font-size="12pt" style:font-size-asian="12pt" style:font-size-complex="12pt" fo:language="en" fo:country="GB" fo:hyphenate="true"/>
    </style:style>
    <style:style style:name="P102" style:parent-style-name="Normal" style:family="paragraph">
      <style:paragraph-properties fo:margin-bottom="0.1111in" fo:line-height="102%"/>
      <style:text-properties style:font-name="Courier New" style:font-name-complex="Courier New" fo:font-size="12pt" style:font-size-asian="12pt" style:font-size-complex="12pt" fo:language="en" fo:country="GB" fo:hyphenate="true"/>
    </style:style>
    <style:style style:name="P103" style:parent-style-name="Normal" style:family="paragraph">
      <style:paragraph-properties fo:margin-bottom="0.1111in" fo:line-height="102%"/>
      <style:text-properties style:font-name="Courier New" style:font-name-complex="Courier New" fo:font-size="12pt" style:font-size-asian="12pt" style:font-size-complex="12pt" fo:language="en" fo:country="GB" fo:hyphenate="true"/>
    </style:style>
    <style:style style:name="P104" style:parent-style-name="Normal" style:family="paragraph">
      <style:paragraph-properties fo:margin-bottom="0.1111in" fo:line-height="102%"/>
      <style:text-properties style:font-name="Courier New" style:font-name-complex="Courier New" fo:font-size="12pt" style:font-size-asian="12pt" style:font-size-complex="12pt" fo:language="en" fo:country="GB" fo:hyphenate="true"/>
    </style:style>
    <style:style style:name="P105" style:parent-style-name="Normal" style:family="paragraph">
      <style:paragraph-properties fo:margin-bottom="0.1111in" fo:line-height="102%"/>
      <style:text-properties style:font-name="Courier New" style:font-name-complex="Courier New" fo:font-size="12pt" style:font-size-asian="12pt" style:font-size-complex="12pt" fo:language="en" fo:country="GB" fo:hyphenate="true"/>
    </style:style>
    <style:style style:name="P106" style:parent-style-name="Normal" style:family="paragraph">
      <style:paragraph-properties fo:margin-bottom="0.1111in" fo:line-height="102%"/>
      <style:text-properties style:font-name="Courier New" style:font-name-complex="Courier New" fo:font-size="12pt" style:font-size-asian="12pt" style:font-size-complex="12pt" fo:language="en" fo:country="GB" fo:hyphenate="true"/>
    </style:style>
    <style:style style:name="P107" style:parent-style-name="Normal" style:family="paragraph">
      <style:paragraph-properties fo:margin-bottom="0.1111in" fo:line-height="102%"/>
      <style:text-properties style:font-name="Courier New" style:font-name-complex="Courier New" fo:font-size="12pt" style:font-size-asian="12pt" style:font-size-complex="12pt" fo:language="en" fo:country="GB" fo:hyphenate="true"/>
    </style:style>
    <style:style style:name="P108" style:parent-style-name="Normal" style:family="paragraph">
      <style:paragraph-properties fo:margin-bottom="0.1111in" fo:line-height="102%"/>
      <style:text-properties style:font-name="Courier New" style:font-name-complex="Courier New" fo:font-size="12pt" style:font-size-asian="12pt" style:font-size-complex="12pt" fo:language="en" fo:country="GB" fo:hyphenate="true"/>
    </style:style>
    <style:style style:name="P109" style:parent-style-name="Normal" style:family="paragraph">
      <style:paragraph-properties fo:margin-bottom="0.1111in" fo:line-height="102%"/>
      <style:text-properties style:font-name="Courier New" style:font-name-complex="Courier New" fo:font-size="12pt" style:font-size-asian="12pt" style:font-size-complex="12pt" fo:language="en" fo:country="GB" fo:hyphenate="true"/>
    </style:style>
    <style:style style:name="P110" style:parent-style-name="Normal" style:family="paragraph">
      <style:paragraph-properties fo:margin-bottom="0.1111in" fo:line-height="102%"/>
      <style:text-properties style:font-name="Courier New" style:font-name-complex="Courier New" fo:font-size="12pt" style:font-size-asian="12pt" style:font-size-complex="12pt" fo:language="en" fo:country="GB" fo:hyphenate="true"/>
    </style:style>
    <style:style style:name="P111" style:parent-style-name="Normal" style:family="paragraph">
      <style:paragraph-properties fo:margin-bottom="0.1111in" fo:line-height="102%"/>
      <style:text-properties style:font-name="Courier New" style:font-name-complex="Courier New" fo:font-size="12pt" style:font-size-asian="12pt" style:font-size-complex="12pt" fo:language="en" fo:country="GB" fo:hyphenate="true"/>
    </style:style>
    <style:style style:name="P112" style:parent-style-name="Normal" style:family="paragraph">
      <style:paragraph-properties fo:margin-bottom="0.1111in" fo:line-height="102%"/>
      <style:text-properties style:font-name="Courier New" style:font-name-complex="Courier New" fo:font-size="12pt" style:font-size-asian="12pt" style:font-size-complex="12pt" fo:language="en" fo:country="GB" fo:hyphenate="true"/>
    </style:style>
    <style:style style:name="P113" style:parent-style-name="Normal" style:family="paragraph">
      <style:paragraph-properties fo:margin-bottom="0.1111in" fo:line-height="102%"/>
      <style:text-properties style:font-name="Courier New" style:font-name-complex="Courier New" fo:font-size="12pt" style:font-size-asian="12pt" style:font-size-complex="12pt" fo:language="en" fo:country="GB" fo:hyphenate="true"/>
    </style:style>
    <style:style style:name="P114" style:parent-style-name="Normal" style:family="paragraph">
      <style:paragraph-properties fo:margin-bottom="0.1111in" fo:line-height="102%"/>
      <style:text-properties style:font-name="Courier New" style:font-name-complex="Courier New" fo:font-size="12pt" style:font-size-asian="12pt" style:font-size-complex="12pt" fo:language="en" fo:country="GB" fo:hyphenate="true"/>
    </style:style>
    <style:style style:name="P115" style:parent-style-name="Normal" style:family="paragraph">
      <style:paragraph-properties fo:margin-bottom="0.1111in" fo:line-height="102%"/>
      <style:text-properties style:font-name="Courier New" style:font-name-complex="Courier New" fo:font-size="12pt" style:font-size-asian="12pt" style:font-size-complex="12pt" fo:language="en" fo:country="GB" fo:hyphenate="true"/>
    </style:style>
    <style:style style:name="P116" style:parent-style-name="Normal" style:family="paragraph">
      <style:paragraph-properties fo:margin-bottom="0.1111in" fo:line-height="102%"/>
      <style:text-properties style:font-name="Courier New" style:font-name-complex="Courier New" fo:font-size="12pt" style:font-size-asian="12pt" style:font-size-complex="12pt" fo:language="en" fo:country="GB" fo:hyphenate="true"/>
    </style:style>
    <style:style style:name="P117" style:parent-style-name="Normal" style:family="paragraph">
      <style:paragraph-properties fo:margin-bottom="0.1111in" fo:line-height="102%"/>
      <style:text-properties style:font-name="Courier New" style:font-name-complex="Courier New" fo:font-size="12pt" style:font-size-asian="12pt" style:font-size-complex="12pt" fo:language="en" fo:country="GB" fo:hyphenate="true"/>
    </style:style>
    <style:style style:name="P118" style:parent-style-name="Normal" style:family="paragraph">
      <style:paragraph-properties fo:margin-bottom="0.1111in" fo:line-height="102%"/>
      <style:text-properties style:font-name="Courier New" style:font-name-complex="Courier New" fo:font-size="12pt" style:font-size-asian="12pt" style:font-size-complex="12pt" fo:language="en" fo:country="GB" fo:hyphenate="true"/>
    </style:style>
    <style:style style:name="P119" style:parent-style-name="Normal" style:family="paragraph">
      <style:paragraph-properties fo:margin-bottom="0.1111in" fo:line-height="102%"/>
      <style:text-properties style:font-name="Courier New" style:font-name-complex="Courier New" fo:font-size="12pt" style:font-size-asian="12pt" style:font-size-complex="12pt" fo:language="en" fo:country="GB" fo:hyphenate="true"/>
    </style:style>
    <style:style style:name="P120" style:parent-style-name="Normal" style:family="paragraph">
      <style:paragraph-properties fo:margin-bottom="0.1111in" fo:line-height="102%"/>
      <style:text-properties style:font-name="Courier New" style:font-name-complex="Courier New" fo:font-size="12pt" style:font-size-asian="12pt" style:font-size-complex="12pt" fo:language="en" fo:country="GB" fo:hyphenate="true"/>
    </style:style>
    <style:style style:name="P121" style:parent-style-name="Normal" style:family="paragraph">
      <style:paragraph-properties fo:margin-bottom="0.1111in" fo:line-height="102%"/>
      <style:text-properties style:font-name="Courier New" style:font-name-complex="Courier New" fo:font-size="12pt" style:font-size-asian="12pt" style:font-size-complex="12pt" fo:language="en" fo:country="GB" fo:hyphenate="true"/>
    </style:style>
    <style:style style:name="P122" style:parent-style-name="Normal" style:family="paragraph">
      <style:paragraph-properties fo:margin-bottom="0.1111in" fo:line-height="102%"/>
      <style:text-properties style:font-name="Courier New" style:font-name-complex="Courier New" fo:font-size="12pt" style:font-size-asian="12pt" style:font-size-complex="12pt" fo:language="en" fo:country="GB" fo:hyphenate="true"/>
    </style:style>
    <style:style style:name="P123" style:parent-style-name="Normal" style:family="paragraph">
      <style:paragraph-properties fo:margin-bottom="0.1111in" fo:line-height="102%"/>
      <style:text-properties style:font-name="Courier New" style:font-name-complex="Courier New" fo:font-size="12pt" style:font-size-asian="12pt" style:font-size-complex="12pt" fo:language="en" fo:country="GB" fo:hyphenate="true"/>
    </style:style>
    <style:style style:name="P124" style:parent-style-name="Normal" style:family="paragraph">
      <style:paragraph-properties fo:margin-bottom="0.1111in" fo:line-height="102%"/>
      <style:text-properties style:font-name="Courier New" style:font-name-complex="Courier New" fo:font-size="12pt" style:font-size-asian="12pt" style:font-size-complex="12pt" fo:language="en" fo:country="GB" fo:hyphenate="true"/>
    </style:style>
    <style:style style:name="P125" style:parent-style-name="Normal" style:family="paragraph">
      <style:paragraph-properties fo:margin-bottom="0.1111in" fo:line-height="102%"/>
      <style:text-properties fo:language="en" fo:country="GB" fo:hyphenate="true"/>
    </style:style>
    <style:style style:name="P126" style:parent-style-name="Normal" style:family="paragraph">
      <style:paragraph-properties fo:break-before="page" fo:margin-bottom="0.1111in" fo:line-height="102%"/>
      <style:text-properties fo:hyphenate="true"/>
    </style:style>
    <style:style style:name="P127" style:parent-style-name="Heading2" style:family="paragraph">
      <style:text-properties fo:language="en" fo:country="GB"/>
    </style:style>
    <style:style style:name="P128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29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30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31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32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33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34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35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36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37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38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39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40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41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42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43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44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45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46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47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48" style:parent-style-name="Normal" style:family="paragraph">
      <style:paragraph-properties fo:break-before="page" fo:margin-bottom="0.1111in" fo:line-height="102%"/>
      <style:text-properties style:font-name="Courier New" style:font-name-complex="Courier New" fo:font-size="12pt" style:font-size-asian="12pt" style:font-size-complex="12pt" fo:language="en" fo:country="GB" fo:hyphenate="true"/>
    </style:style>
    <style:style style:name="P149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50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51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52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53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54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55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56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57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58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59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60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61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62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63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64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65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66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67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68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69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70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71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72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73" style:parent-style-name="Normal" style:family="paragraph">
      <style:paragraph-properties fo:break-before="page" fo:margin-bottom="0.1111in" fo:line-height="102%"/>
      <style:text-properties style:font-name="Courier New" style:font-name-complex="Courier New" fo:font-size="12pt" style:font-size-asian="12pt" style:font-size-complex="12pt" fo:language="en" fo:country="GB" fo:hyphenate="true"/>
    </style:style>
    <style:style style:name="P174" style:parent-style-name="Heading2" style:family="paragraph">
      <style:text-properties fo:language="en" fo:country="GB"/>
    </style:style>
    <style:style style:name="P175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76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177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178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79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80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81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82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183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84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85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86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87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88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89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90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91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92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93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94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95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196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97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98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199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200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201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202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203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204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205" style:parent-style-name="Normal" style:family="paragraph">
      <style:paragraph-properties fo:break-before="page" fo:margin-bottom="0.1111in" fo:line-height="102%"/>
      <style:text-properties style:font-name="Courier New" style:font-name-complex="Courier New" fo:font-size="12pt" style:font-size-asian="12pt" style:font-size-complex="12pt" fo:language="en" fo:country="GB" fo:hyphenate="true"/>
    </style:style>
    <style:style style:name="P206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207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208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209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210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211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212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213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214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215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216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217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218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219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220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221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222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223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224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225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226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227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228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229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230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231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232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233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234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235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236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237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238" style:parent-style-name="Normal" style:family="paragraph">
      <style:paragraph-properties fo:break-before="page" fo:margin-bottom="0.1111in" fo:line-height="102%"/>
      <style:text-properties style:font-name="Courier New" style:font-name-complex="Courier New" fo:font-size="12pt" style:font-size-asian="12pt" style:font-size-complex="12pt" fo:language="en" fo:country="GB" fo:hyphenate="true"/>
    </style:style>
    <style:style style:name="P239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240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241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242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243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244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245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246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247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248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249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250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251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252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253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254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255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256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257" style:parent-style-name="Normal" style:family="paragraph">
      <style:paragraph-properties fo:break-before="page" fo:margin-bottom="0.1111in" fo:line-height="102%"/>
      <style:text-properties style:font-name="Courier New" style:font-name-complex="Courier New" fo:font-size="12pt" style:font-size-asian="12pt" style:font-size-complex="12pt" fo:language="en" fo:country="GB" fo:hyphenate="true"/>
    </style:style>
    <style:style style:name="P258" style:parent-style-name="Heading2" style:family="paragraph">
      <style:text-properties fo:language="en" fo:country="GB"/>
    </style:style>
    <style:style style:name="P259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260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261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262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263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264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265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266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267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268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269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270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271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272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273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274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275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276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277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278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279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280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281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282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283" style:parent-style-name="Normal" style:family="paragraph">
      <style:paragraph-properties fo:break-before="page" fo:margin-bottom="0.1111in" fo:line-height="102%"/>
      <style:text-properties style:font-name="Courier New" style:font-name-complex="Courier New" fo:font-size="12pt" style:font-size-asian="12pt" style:font-size-complex="12pt" fo:language="en" fo:country="GB" fo:hyphenate="true"/>
    </style:style>
    <style:style style:name="P284" style:parent-style-name="Heading2" style:family="paragraph">
      <style:text-properties fo:language="en" fo:country="GB"/>
    </style:style>
    <style:style style:name="P285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286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287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288" style:parent-style-name="Normal" style:family="paragraph">
      <style:paragraph-properties fo:margin-left="1in" fo:text-indent="0.5in">
        <style:tab-stops/>
      </style:paragraph-properties>
      <style:text-properties style:font-name="Courier New" style:font-name-complex="Courier New" fo:font-size="12pt" style:font-size-asian="12pt" style:font-size-complex="12pt" fo:language="en" fo:country="GB"/>
    </style:style>
    <style:style style:name="P289" style:parent-style-name="Normal" style:family="paragraph">
      <style:paragraph-properties fo:margin-left="1in" fo:text-indent="0.5in">
        <style:tab-stops/>
      </style:paragraph-properties>
      <style:text-properties style:font-name="Courier New" style:font-name-complex="Courier New" fo:font-size="12pt" style:font-size-asian="12pt" style:font-size-complex="12pt" fo:language="en" fo:country="GB"/>
    </style:style>
    <style:style style:name="P290" style:parent-style-name="Normal" style:family="paragraph">
      <style:paragraph-properties fo:margin-left="1in" fo:text-indent="0.5in">
        <style:tab-stops/>
      </style:paragraph-properties>
      <style:text-properties style:font-name="Courier New" style:font-name-complex="Courier New" fo:font-size="12pt" style:font-size-asian="12pt" style:font-size-complex="12pt" fo:language="en" fo:country="GB"/>
    </style:style>
    <style:style style:name="P291" style:parent-style-name="Normal" style:family="paragraph">
      <style:paragraph-properties fo:margin-left="1in" fo:text-indent="0.5in">
        <style:tab-stops/>
      </style:paragraph-properties>
      <style:text-properties style:font-name="Courier New" style:font-name-complex="Courier New" fo:font-size="12pt" style:font-size-asian="12pt" style:font-size-complex="12pt" fo:language="en" fo:country="GB"/>
    </style:style>
    <style:style style:name="P292" style:parent-style-name="Normal" style:family="paragraph">
      <style:paragraph-properties fo:margin-left="1in" fo:text-indent="0.5in">
        <style:tab-stops/>
      </style:paragraph-properties>
      <style:text-properties style:font-name="Courier New" style:font-name-complex="Courier New" fo:font-size="12pt" style:font-size-asian="12pt" style:font-size-complex="12pt" fo:language="en" fo:country="GB"/>
    </style:style>
    <style:style style:name="P293" style:parent-style-name="Normal" style:family="paragraph">
      <style:paragraph-properties fo:margin-left="1in" fo:text-indent="0.5in">
        <style:tab-stops/>
      </style:paragraph-properties>
      <style:text-properties style:font-name="Courier New" style:font-name-complex="Courier New" fo:font-size="12pt" style:font-size-asian="12pt" style:font-size-complex="12pt" fo:language="en" fo:country="GB"/>
    </style:style>
    <style:style style:name="P294" style:parent-style-name="Normal" style:family="paragraph">
      <style:paragraph-properties fo:margin-left="1in" fo:text-indent="0.5in">
        <style:tab-stops/>
      </style:paragraph-properties>
      <style:text-properties style:font-name="Courier New" style:font-name-complex="Courier New" fo:font-size="12pt" style:font-size-asian="12pt" style:font-size-complex="12pt" fo:language="en" fo:country="GB"/>
    </style:style>
    <style:style style:name="P295" style:parent-style-name="Normal" style:family="paragraph">
      <style:paragraph-properties fo:margin-left="1in" fo:text-indent="0.5in">
        <style:tab-stops/>
      </style:paragraph-properties>
      <style:text-properties style:font-name="Courier New" style:font-name-complex="Courier New" fo:font-size="12pt" style:font-size-asian="12pt" style:font-size-complex="12pt" fo:language="en" fo:country="GB"/>
    </style:style>
    <style:style style:name="P296" style:parent-style-name="Normal" style:family="paragraph">
      <style:paragraph-properties fo:margin-left="1in" fo:text-indent="0.5in">
        <style:tab-stops/>
      </style:paragraph-properties>
      <style:text-properties style:font-name="Courier New" style:font-name-complex="Courier New" fo:font-size="12pt" style:font-size-asian="12pt" style:font-size-complex="12pt" fo:language="en" fo:country="GB"/>
    </style:style>
    <style:style style:name="P297" style:parent-style-name="Normal" style:family="paragraph">
      <style:paragraph-properties fo:margin-left="1in" fo:text-indent="0.5in">
        <style:tab-stops/>
      </style:paragraph-properties>
      <style:text-properties style:font-name="Courier New" style:font-name-complex="Courier New" fo:font-size="12pt" style:font-size-asian="12pt" style:font-size-complex="12pt" fo:language="en" fo:country="GB"/>
    </style:style>
    <style:style style:name="P298" style:parent-style-name="Normal" style:family="paragraph">
      <style:paragraph-properties fo:margin-left="1in" fo:text-indent="0.5in">
        <style:tab-stops/>
      </style:paragraph-properties>
      <style:text-properties style:font-name="Courier New" style:font-name-complex="Courier New" fo:font-size="12pt" style:font-size-asian="12pt" style:font-size-complex="12pt" fo:language="en" fo:country="GB"/>
    </style:style>
    <style:style style:name="P299" style:parent-style-name="Normal" style:family="paragraph">
      <style:paragraph-properties fo:margin-left="1in" fo:text-indent="0.5in">
        <style:tab-stops/>
      </style:paragraph-properties>
      <style:text-properties style:font-name="Courier New" style:font-name-complex="Courier New" fo:font-size="12pt" style:font-size-asian="12pt" style:font-size-complex="12pt" fo:language="en" fo:country="GB"/>
    </style:style>
    <style:style style:name="P300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301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302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303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304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305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306" style:parent-style-name="Normal" style:family="paragraph">
      <style:paragraph-properties fo:margin-left="0.5in" fo:text-indent="0.5in">
        <style:tab-stops/>
      </style:paragraph-properties>
      <style:text-properties style:font-name="Courier New" style:font-name-complex="Courier New" fo:font-size="12pt" style:font-size-asian="12pt" style:font-size-complex="12pt" fo:language="en" fo:country="GB"/>
    </style:style>
    <style:style style:name="P307" style:parent-style-name="Normal" style:family="paragraph">
      <style:paragraph-properties fo:margin-left="0.5in" fo:text-indent="0.5in">
        <style:tab-stops/>
      </style:paragraph-properties>
      <style:text-properties style:font-name="Courier New" style:font-name-complex="Courier New" fo:font-size="12pt" style:font-size-asian="12pt" style:font-size-complex="12pt" fo:language="en" fo:country="GB"/>
    </style:style>
    <style:style style:name="P308" style:parent-style-name="Normal" style:family="paragraph">
      <style:paragraph-properties fo:margin-left="0.5in" fo:text-indent="0.5in">
        <style:tab-stops/>
      </style:paragraph-properties>
      <style:text-properties style:font-name="Courier New" style:font-name-complex="Courier New" fo:font-size="12pt" style:font-size-asian="12pt" style:font-size-complex="12pt" fo:language="en" fo:country="GB"/>
    </style:style>
    <style:style style:name="P309" style:parent-style-name="Normal" style:family="paragraph">
      <style:paragraph-properties fo:margin-left="0.5in" fo:text-indent="0.5in">
        <style:tab-stops/>
      </style:paragraph-properties>
      <style:text-properties style:font-name="Courier New" style:font-name-complex="Courier New" fo:font-size="12pt" style:font-size-asian="12pt" style:font-size-complex="12pt" fo:language="en" fo:country="GB"/>
    </style:style>
    <style:style style:name="P310" style:parent-style-name="Normal" style:family="paragraph">
      <style:paragraph-properties fo:margin-left="0.5in" fo:text-indent="0.5in">
        <style:tab-stops/>
      </style:paragraph-properties>
      <style:text-properties style:font-name="Courier New" style:font-name-complex="Courier New" fo:font-size="12pt" style:font-size-asian="12pt" style:font-size-complex="12pt" fo:language="en" fo:country="GB"/>
    </style:style>
    <style:style style:name="P311" style:parent-style-name="Normal" style:family="paragraph">
      <style:paragraph-properties fo:margin-left="0.5in" fo:text-indent="0.5in">
        <style:tab-stops/>
      </style:paragraph-properties>
      <style:text-properties style:font-name="Courier New" style:font-name-complex="Courier New" fo:font-size="12pt" style:font-size-asian="12pt" style:font-size-complex="12pt" fo:language="en" fo:country="GB"/>
    </style:style>
    <style:style style:name="P312" style:parent-style-name="Normal" style:family="paragraph">
      <style:paragraph-properties fo:margin-left="0.5in" fo:text-indent="0.5in">
        <style:tab-stops/>
      </style:paragraph-properties>
      <style:text-properties style:font-name="Courier New" style:font-name-complex="Courier New" fo:font-size="12pt" style:font-size-asian="12pt" style:font-size-complex="12pt" fo:language="en" fo:country="GB"/>
    </style:style>
    <style:style style:name="P313" style:parent-style-name="Normal" style:family="paragraph">
      <style:paragraph-properties fo:margin-left="0.5in" fo:text-indent="0.5in">
        <style:tab-stops/>
      </style:paragraph-properties>
      <style:text-properties style:font-name="Courier New" style:font-name-complex="Courier New" fo:font-size="12pt" style:font-size-asian="12pt" style:font-size-complex="12pt" fo:language="en" fo:country="GB"/>
    </style:style>
    <style:style style:name="P314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315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316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317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318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319" style:parent-style-name="Normal" style:family="paragraph">
      <style:paragraph-properties fo:margin-left="0.5in" fo:text-indent="0.5in">
        <style:tab-stops/>
      </style:paragraph-properties>
      <style:text-properties style:font-name="Courier New" style:font-name-complex="Courier New" fo:font-size="12pt" style:font-size-asian="12pt" style:font-size-complex="12pt" fo:language="en" fo:country="GB"/>
    </style:style>
    <style:style style:name="P320" style:parent-style-name="Normal" style:family="paragraph">
      <style:paragraph-properties fo:margin-left="0.5in" fo:text-indent="0.5in">
        <style:tab-stops/>
      </style:paragraph-properties>
      <style:text-properties style:font-name="Courier New" style:font-name-complex="Courier New" fo:font-size="12pt" style:font-size-asian="12pt" style:font-size-complex="12pt" fo:language="en" fo:country="GB"/>
    </style:style>
    <style:style style:name="P321" style:parent-style-name="Normal" style:family="paragraph">
      <style:paragraph-properties fo:margin-left="0.5in" fo:text-indent="0.5in">
        <style:tab-stops/>
      </style:paragraph-properties>
      <style:text-properties style:font-name="Courier New" style:font-name-complex="Courier New" fo:font-size="12pt" style:font-size-asian="12pt" style:font-size-complex="12pt" fo:language="en" fo:country="GB"/>
    </style:style>
    <style:style style:name="P322" style:parent-style-name="Normal" style:family="paragraph">
      <style:paragraph-properties fo:margin-left="0.5in" fo:text-indent="0.5in">
        <style:tab-stops/>
      </style:paragraph-properties>
      <style:text-properties style:font-name="Courier New" style:font-name-complex="Courier New" fo:font-size="12pt" style:font-size-asian="12pt" style:font-size-complex="12pt" fo:language="en" fo:country="GB"/>
    </style:style>
    <style:style style:name="P323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324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325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326" style:parent-style-name="Normal" style:family="paragraph">
      <style:paragraph-properties fo:margin-left="0.5in" fo:text-indent="0.5in">
        <style:tab-stops/>
      </style:paragraph-properties>
      <style:text-properties style:font-name="Courier New" style:font-name-complex="Courier New" fo:font-size="12pt" style:font-size-asian="12pt" style:font-size-complex="12pt" fo:language="en" fo:country="GB"/>
    </style:style>
    <style:style style:name="P327" style:parent-style-name="Normal" style:family="paragraph">
      <style:paragraph-properties fo:margin-left="0.5in" fo:text-indent="0.5in">
        <style:tab-stops/>
      </style:paragraph-properties>
      <style:text-properties style:font-name="Courier New" style:font-name-complex="Courier New" fo:font-size="12pt" style:font-size-asian="12pt" style:font-size-complex="12pt" fo:language="en" fo:country="GB"/>
    </style:style>
    <style:style style:name="P328" style:parent-style-name="Normal" style:family="paragraph">
      <style:paragraph-properties fo:margin-left="0.5in" fo:text-indent="0.5in">
        <style:tab-stops/>
      </style:paragraph-properties>
      <style:text-properties style:font-name="Courier New" style:font-name-complex="Courier New" fo:font-size="12pt" style:font-size-asian="12pt" style:font-size-complex="12pt" fo:language="en" fo:country="GB"/>
    </style:style>
    <style:style style:name="P329" style:parent-style-name="Normal" style:family="paragraph">
      <style:paragraph-properties fo:margin-left="0.5in" fo:text-indent="0.5in">
        <style:tab-stops/>
      </style:paragraph-properties>
      <style:text-properties style:font-name="Courier New" style:font-name-complex="Courier New" fo:font-size="12pt" style:font-size-asian="12pt" style:font-size-complex="12pt" fo:language="en" fo:country="GB"/>
    </style:style>
    <style:style style:name="P330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331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332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333" style:parent-style-name="Normal" style:family="paragraph">
      <style:paragraph-properties fo:margin-left="0.5in" fo:text-indent="0.5in">
        <style:tab-stops/>
      </style:paragraph-properties>
      <style:text-properties style:font-name="Courier New" style:font-name-complex="Courier New" fo:font-size="12pt" style:font-size-asian="12pt" style:font-size-complex="12pt" fo:language="en" fo:country="GB"/>
    </style:style>
    <style:style style:name="P334" style:parent-style-name="Normal" style:family="paragraph">
      <style:paragraph-properties fo:margin-left="0.5in" fo:text-indent="0.5in">
        <style:tab-stops/>
      </style:paragraph-properties>
      <style:text-properties style:font-name="Courier New" style:font-name-complex="Courier New" fo:font-size="12pt" style:font-size-asian="12pt" style:font-size-complex="12pt" fo:language="en" fo:country="GB"/>
    </style:style>
    <style:style style:name="P335" style:parent-style-name="Normal" style:family="paragraph">
      <style:paragraph-properties fo:margin-left="0.5in" fo:text-indent="0.5in">
        <style:tab-stops/>
      </style:paragraph-properties>
      <style:text-properties style:font-name="Courier New" style:font-name-complex="Courier New" fo:font-size="12pt" style:font-size-asian="12pt" style:font-size-complex="12pt" fo:language="en" fo:country="GB"/>
    </style:style>
    <style:style style:name="P336" style:parent-style-name="Normal" style:family="paragraph">
      <style:paragraph-properties fo:margin-left="0.5in" fo:text-indent="0.5in">
        <style:tab-stops/>
      </style:paragraph-properties>
      <style:text-properties style:font-name="Courier New" style:font-name-complex="Courier New" fo:font-size="12pt" style:font-size-asian="12pt" style:font-size-complex="12pt" fo:language="en" fo:country="GB"/>
    </style:style>
    <style:style style:name="P337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338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339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340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341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342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343" style:parent-style-name="Normal" style:family="paragraph">
      <style:paragraph-properties fo:break-before="page" fo:margin-bottom="0.1111in" fo:line-height="102%"/>
      <style:text-properties style:font-name="Courier New" style:font-name-complex="Courier New" fo:font-size="12pt" style:font-size-asian="12pt" style:font-size-complex="12pt" fo:language="en" fo:country="GB" fo:hyphenate="true"/>
    </style:style>
    <style:style style:name="P344" style:parent-style-name="Heading2" style:family="paragraph">
      <style:text-properties fo:language="en" fo:country="GB"/>
    </style:style>
    <style:style style:name="P345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346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347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348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349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350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351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352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353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354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355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356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357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358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359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360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361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362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363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364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365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366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367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368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369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370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371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372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373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374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375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376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377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378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379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380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381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382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383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384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385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386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387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388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389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390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391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392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393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394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395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396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397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398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399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400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401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402" style:parent-style-name="Normal" style:family="paragraph">
      <style:paragraph-properties fo:break-before="page" fo:margin-bottom="0.1111in" fo:line-height="102%"/>
      <style:text-properties style:font-name="Courier New" style:font-name-complex="Courier New" fo:font-size="12pt" style:font-size-asian="12pt" style:font-size-complex="12pt" fo:language="en" fo:country="GB" fo:hyphenate="true"/>
    </style:style>
    <style:style style:name="P403" style:parent-style-name="Heading2" style:family="paragraph">
      <style:text-properties fo:language="en" fo:country="GB"/>
    </style:style>
    <style:style style:name="P404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405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406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407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408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409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410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411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412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413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414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415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416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417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418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419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420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421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422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423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424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425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426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427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428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429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430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431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432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433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434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435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436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437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438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439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440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441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442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443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444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445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446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447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448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449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450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 fo:language="en" fo:country="GB"/>
    </style:style>
    <style:style style:name="P451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452" style:parent-style-name="Normal" style:family="paragraph">
      <style:text-properties style:font-name="Courier New" style:font-name-complex="Courier New" fo:font-size="12pt" style:font-size-asian="12pt" style:font-size-complex="12pt" fo:language="en" fo:country="GB"/>
    </style:style>
    <style:style style:name="P453" style:parent-style-name="Normal" style:family="paragraph">
      <style:paragraph-properties fo:break-before="page" fo:margin-bottom="0.1111in" fo:line-height="102%"/>
      <style:text-properties fo:hyphenate="true"/>
    </style:style>
    <style:style style:name="P454" style:parent-style-name="Heading2" style:family="paragraph">
      <style:text-properties style:language-asian="en" style:country-asian="IE"/>
    </style:style>
    <style:style style:name="P455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456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457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458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459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460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461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462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463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464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465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466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467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468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469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470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471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472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473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474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475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476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477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478" style:parent-style-name="Heading2" style:family="paragraph">
      <style:text-properties style:language-asian="en" style:country-asian="IE"/>
    </style:style>
    <style:style style:name="P479" style:parent-style-name="Normal" style:family="paragraph">
      <style:paragraph-properties fo:break-before="page" fo:margin-bottom="0.1111in" fo:line-height="102%"/>
      <style:text-properties style:font-name="Courier New" style:font-name-asian="Times New Roman" style:font-name-complex="Courier New" fo:font-size="14pt" style:font-size-asian="14pt" style:font-size-complex="14pt" style:language-asian="en" style:country-asian="IE" fo:hyphenate="true"/>
    </style:style>
    <style:style style:name="P480" style:parent-style-name="Normal" style:family="paragraph"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481" style:parent-style-name="Normal" style:family="paragraph"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482" style:parent-style-name="Normal" style:family="paragraph"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483" style:parent-style-name="Normal" style:family="paragraph"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484" style:parent-style-name="Normal" style:family="paragraph"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485" style:parent-style-name="Normal" style:family="paragraph"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486" style:parent-style-name="Normal" style:family="paragraph"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487" style:parent-style-name="Normal" style:family="paragraph"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488" style:parent-style-name="Normal" style:family="paragraph"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489" style:parent-style-name="Normal" style:family="paragraph"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490" style:parent-style-name="Normal" style:family="paragraph"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491" style:parent-style-name="Normal" style:family="paragraph"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492" style:parent-style-name="Normal" style:family="paragraph"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493" style:parent-style-name="Normal" style:family="paragraph"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494" style:parent-style-name="Normal" style:family="paragraph"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495" style:parent-style-name="Normal" style:family="paragraph"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496" style:parent-style-name="Normal" style:family="paragraph"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497" style:parent-style-name="Normal" style:family="paragraph"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498" style:parent-style-name="Normal" style:family="paragraph"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499" style:parent-style-name="Normal" style:family="paragraph"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500" style:parent-style-name="Normal" style:family="paragraph"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501" style:parent-style-name="Normal" style:family="paragraph"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502" style:parent-style-name="Normal" style:family="paragraph"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503" style:parent-style-name="Normal" style:family="paragraph"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504" style:parent-style-name="Normal" style:family="paragraph"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505" style:parent-style-name="Normal" style:master-page-name="MP3" style:family="paragraph">
      <style:paragraph-properties fo:break-before="page" fo:margin-top="0.0555in" fo:margin-bottom="0.0555in" fo:line-height="100%"/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506" style:parent-style-name="Normal" style:family="paragraph">
      <style:paragraph-properties fo:margin-top="0.0555in" fo:margin-bottom="0.0555in" fo:line-height="100%"/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507" style:parent-style-name="Normal" style:family="paragraph">
      <style:paragraph-properties fo:margin-top="0.0555in" fo:margin-bottom="0.0555in" fo:line-height="100%"/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508" style:parent-style-name="Normal" style:family="paragraph">
      <style:paragraph-properties fo:margin-top="0.0555in" fo:margin-bottom="0.0555in" fo:line-height="100%"/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509" style:parent-style-name="Normal" style:family="paragraph">
      <style:paragraph-properties fo:margin-top="0.0555in" fo:margin-bottom="0.0555in" fo:line-height="100%"/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510" style:parent-style-name="Normal" style:family="paragraph">
      <style:paragraph-properties fo:margin-top="0.0555in" fo:margin-bottom="0.0555in" fo:line-height="100%"/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511" style:parent-style-name="Normal" style:family="paragraph">
      <style:paragraph-properties fo:margin-top="0.0555in" fo:margin-bottom="0.0555in" fo:line-height="100%"/>
    </style:style>
    <style:style style:name="T512" style:parent-style-name="DefaultParagraphFont" style:family="text"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T513" style:parent-style-name="DefaultParagraphFont" style:family="text"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T514" style:parent-style-name="DefaultParagraphFont" style:family="text">
      <style:text-properties style:font-name="Courier New" style:font-name-asian="Times New Roman" style:font-name-complex="Courier New" fo:font-size="12pt" style:font-size-asian="12pt" style:font-size-complex="12pt" fo:background-color="#FFFF00" style:language-asian="en" style:country-asian="IE"/>
    </style:style>
    <style:style style:name="T515" style:parent-style-name="DefaultParagraphFont" style:family="text"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516" style:parent-style-name="Normal" style:family="paragraph">
      <style:paragraph-properties fo:margin-top="0.0555in" fo:margin-bottom="0.0555in" fo:line-height="100%"/>
    </style:style>
    <style:style style:name="T517" style:parent-style-name="DefaultParagraphFont" style:family="text"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T518" style:parent-style-name="DefaultParagraphFont" style:family="text"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T519" style:parent-style-name="DefaultParagraphFont" style:family="text">
      <style:text-properties style:font-name="Courier New" style:font-name-asian="Times New Roman" style:font-name-complex="Courier New" fo:font-size="12pt" style:font-size-asian="12pt" style:font-size-complex="12pt" fo:background-color="#FFFF00" style:language-asian="en" style:country-asian="IE"/>
    </style:style>
    <style:style style:name="T520" style:parent-style-name="DefaultParagraphFont" style:family="text"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521" style:parent-style-name="Normal" style:family="paragraph">
      <style:paragraph-properties fo:margin-top="0.0555in" fo:margin-bottom="0.0555in" fo:line-height="100%" fo:margin-left="0.5in" fo:text-indent="0.5in">
        <style:tab-stops/>
      </style:paragraph-properties>
    </style:style>
    <style:style style:name="T522" style:parent-style-name="DefaultParagraphFont" style:family="text"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T523" style:parent-style-name="DefaultParagraphFont" style:family="text">
      <style:text-properties style:font-name="Courier New" style:font-name-asian="Times New Roman" style:font-name-complex="Courier New" fo:font-size="12pt" style:font-size-asian="12pt" style:font-size-complex="12pt" fo:background-color="#FFFF00" style:language-asian="en" style:country-asian="IE"/>
    </style:style>
    <style:style style:name="T524" style:parent-style-name="DefaultParagraphFont" style:family="text"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525" style:parent-style-name="Normal" style:family="paragraph">
      <style:paragraph-properties fo:margin-top="0.0555in" fo:margin-bottom="0.0555in" fo:line-height="100%"/>
    </style:style>
    <style:style style:name="T526" style:parent-style-name="DefaultParagraphFont" style:family="text"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T527" style:parent-style-name="DefaultParagraphFont" style:family="text"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T528" style:parent-style-name="DefaultParagraphFont" style:family="text">
      <style:text-properties style:font-name="Courier New" style:font-name-asian="Times New Roman" style:font-name-complex="Courier New" fo:font-size="12pt" style:font-size-asian="12pt" style:font-size-complex="12pt" fo:background-color="#FFFF00" style:language-asian="en" style:country-asian="IE"/>
    </style:style>
    <style:style style:name="T529" style:parent-style-name="DefaultParagraphFont" style:family="text"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530" style:parent-style-name="Normal" style:family="paragraph">
      <style:paragraph-properties fo:margin-top="0.0555in" fo:margin-bottom="0.0555in" fo:line-height="100%"/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531" style:parent-style-name="Normal" style:family="paragraph">
      <style:paragraph-properties fo:margin-top="0.0555in" fo:margin-bottom="0.0555in" fo:line-height="100%"/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532" style:parent-style-name="Normal" style:family="paragraph">
      <style:paragraph-properties fo:margin-top="0.0555in" fo:margin-bottom="0.0555in" fo:line-height="100%"/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533" style:parent-style-name="Normal" style:family="paragraph">
      <style:paragraph-properties fo:margin-top="0.0555in" fo:margin-bottom="0.0555in" fo:line-height="100%"/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534" style:parent-style-name="Normal" style:family="paragraph">
      <style:paragraph-properties fo:margin-top="0.0555in" fo:margin-bottom="0.0555in" fo:line-height="100%"/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535" style:parent-style-name="Normal" style:family="paragraph">
      <style:paragraph-properties fo:margin-top="0.0555in" fo:margin-bottom="0.0555in" fo:line-height="100%"/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536" style:parent-style-name="Normal" style:family="paragraph">
      <style:paragraph-properties fo:margin-top="0.0555in" fo:margin-bottom="0.0555in" fo:line-height="100%"/>
    </style:style>
    <style:style style:name="T537" style:parent-style-name="DefaultParagraphFont" style:family="text"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T538" style:parent-style-name="DefaultParagraphFont" style:family="text">
      <style:text-properties style:font-name="Courier New" style:font-name-asian="Times New Roman" style:font-name-complex="Courier New" fo:font-size="12pt" style:font-size-asian="12pt" style:font-size-complex="12pt" fo:background-color="#FFFF00" style:language-asian="en" style:country-asian="IE"/>
    </style:style>
    <style:style style:name="T539" style:parent-style-name="DefaultParagraphFont" style:family="text"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540" style:parent-style-name="Normal" style:family="paragraph">
      <style:paragraph-properties fo:margin-top="0.0555in" fo:margin-bottom="0.0555in" fo:line-height="100%"/>
    </style:style>
    <style:style style:name="T541" style:parent-style-name="DefaultParagraphFont" style:family="text"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T542" style:parent-style-name="DefaultParagraphFont" style:family="text">
      <style:text-properties style:font-name="Courier New" style:font-name-asian="Times New Roman" style:font-name-complex="Courier New" fo:font-size="12pt" style:font-size-asian="12pt" style:font-size-complex="12pt" fo:background-color="#FFFF00" style:language-asian="en" style:country-asian="IE"/>
    </style:style>
    <style:style style:name="T543" style:parent-style-name="DefaultParagraphFont" style:family="text"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T544" style:parent-style-name="DefaultParagraphFont" style:family="text">
      <style:text-properties style:font-name="Courier New" style:font-name-asian="Times New Roman" style:font-name-complex="Courier New" fo:font-size="12pt" style:font-size-asian="12pt" style:font-size-complex="12pt" fo:background-color="#FFFF00" style:language-asian="en" style:country-asian="IE"/>
    </style:style>
    <style:style style:name="T545" style:parent-style-name="DefaultParagraphFont" style:family="text"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546" style:parent-style-name="Normal" style:family="paragraph">
      <style:paragraph-properties fo:margin-top="0.0555in" fo:margin-bottom="0.0555in" fo:line-height="100%"/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547" style:parent-style-name="Normal" style:family="paragraph">
      <style:paragraph-properties fo:margin-top="0.0555in" fo:margin-bottom="0.0555in" fo:line-height="100%"/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548" style:parent-style-name="Normal" style:family="paragraph">
      <style:paragraph-properties fo:margin-top="0.0555in" fo:margin-bottom="0.0555in" fo:line-height="100%"/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549" style:parent-style-name="Normal" style:family="paragraph">
      <style:paragraph-properties fo:margin-top="0.0555in" fo:margin-bottom="0.0555in" fo:line-height="100%"/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550" style:parent-style-name="Normal" style:family="paragraph">
      <style:paragraph-properties fo:margin-top="0.0555in" fo:margin-bottom="0.0555in" fo:line-height="100%"/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551" style:parent-style-name="Normal" style:family="paragraph">
      <style:paragraph-properties fo:margin-top="0.0555in" fo:margin-bottom="0.0555in" fo:line-height="100%"/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552" style:parent-style-name="Normal" style:family="paragraph">
      <style:paragraph-properties fo:margin-top="0.0555in" fo:margin-bottom="0.0555in" fo:line-height="100%"/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553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554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555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556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557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558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559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560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561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562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563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564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565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566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567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568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569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570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571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572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573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574" style:parent-style-name="Normal" style:family="paragraph"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575" style:parent-style-name="Normal" style:family="paragraph">
      <style:text-properties style:font-name="Courier New" style:font-name-asian="Times New Roman" style:font-name-complex="Courier New" fo:font-size="12pt" style:font-size-asian="12pt" style:font-size-complex="12pt" style:language-asian="en" style:country-asian="IE"/>
    </style:style>
    <style:style style:name="P576" style:parent-style-name="Normal" style:family="paragraph">
      <style:paragraph-properties fo:break-before="page" fo:margin-bottom="0.1111in" fo:line-height="102%"/>
      <style:text-properties style:font-name="Courier New" style:font-name-asian="Times New Roman" style:font-name-complex="Courier New" fo:font-size="12pt" style:font-size-asian="12pt" style:font-size-complex="12pt" style:language-asian="en" style:country-asian="IE" fo:hyphenate="true"/>
    </style:style>
    <style:style style:name="T577" style:parent-style-name="DefaultParagraphFont" style:family="text">
      <style:text-properties style:font-name="Courier New" style:font-name-asian="Times New Roman" style:font-name-complex="Courier New" fo:font-size="14pt" style:font-size-asian="14pt" style:font-size-complex="14pt" style:language-asian="en" style:country-asian="IE"/>
    </style:style>
    <style:style style:name="P578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4pt" style:font-size-asian="14pt" style:font-size-complex="14pt" style:language-asian="en" style:country-asian="IE"/>
    </style:style>
    <style:style style:name="P579" style:parent-style-name="Normal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161309910" office:target-frame-name="_top" xlink:show="replace"><text:span text:style-name="T3">Image Map</text:span><text:tab/>2</text:a></text:p>
          <text:p text:style-name="P4"><text:a xlink:href="#_Toc161309911" office:target-frame-name="_top" xlink:show="replace"><text:span text:style-name="T5">Definition List</text:span><text:tab/>3</text:a></text:p>
          <text:p text:style-name="P6"><text:a xlink:href="#_Toc161309912" office:target-frame-name="_top" xlink:show="replace"><text:span text:style-name="T7">Ordered List</text:span><text:tab/>3</text:a></text:p>
          <text:p text:style-name="P8"><text:a xlink:href="#_Toc161309913" office:target-frame-name="_top" xlink:show="replace"><text:span text:style-name="T9">Bookmark Link</text:span><text:tab/>4</text:a></text:p>
          <text:p text:style-name="P10"><text:a xlink:href="#_Toc161309914" office:target-frame-name="_top" xlink:show="replace"><text:span text:style-name="T11">Video</text:span><text:tab/>4</text:a></text:p>
          <text:p text:style-name="P12"><text:a xlink:href="#_Toc161309915" office:target-frame-name="_top" xlink:show="replace"><text:span text:style-name="T13">Audio</text:span><text:tab/>4</text:a></text:p>
          <text:p text:style-name="P14"><text:a xlink:href="#_Toc161309916" office:target-frame-name="_top" xlink:show="replace"><text:span text:style-name="T15">Background Graphic</text:span><text:tab/>4</text:a></text:p>
          <text:p text:style-name="P16"><text:a xlink:href="#_Toc161309917" office:target-frame-name="_top" xlink:show="replace"><text:span text:style-name="T17">Form</text:span><text:tab/>5</text:a></text:p>
          <text:p text:style-name="P18"><text:a xlink:href="#_Toc161309918" office:target-frame-name="_top" xlink:show="replace"><text:span text:style-name="T19">Simple Form CSS</text:span><text:tab/>7</text:a></text:p>
          <text:p text:style-name="P20"><text:a xlink:href="#_Toc161309919" office:target-frame-name="_top" xlink:show="replace"><text:span text:style-name="T21">CSS Media Query Form</text:span><text:tab/>10</text:a></text:p>
          <text:p text:style-name="P22"><text:a xlink:href="#_Toc161309920" office:target-frame-name="_top" xlink:show="replace"><text:span text:style-name="T23">Table</text:span><text:tab/>11</text:a></text:p>
          <text:p text:style-name="P24"><text:a xlink:href="#_Toc161309921" office:target-frame-name="_top" xlink:show="replace"><text:span text:style-name="T25">Table CSS</text:span><text:tab/>13</text:a></text:p>
          <text:p text:style-name="P26"><text:a xlink:href="#_Toc161309922" office:target-frame-name="_top" xlink:show="replace"><text:span text:style-name="T27">CSS Media Query Table</text:span><text:tab/>15</text:a></text:p>
        </text:index-body>
      </text:table-of-content>
      <text:h text:style-name="P28" text:outline-level="2"><text:bookmark-start text:name="_Toc161309910"/><text:span text:style-name="T29">Image Map</text:span><text:bookmark-end text:name="_Toc161309910"/></text:h>
      <text:p text:style-name="P30">usemap="#films"</text:p>
      <text:p text:style-name="P31"/>
      <text:p text:style-name="P32">&lt;map name="films"&gt;</text:p>
      <text:p text:style-name="P33"/>
      <text:p text:style-name="P34">&lt;area shape="rect" coords="0,0,725,150" href="https://www.metacritic.com/movie/rushmore/" alt=" Rushmore - 1998" title="Rushmore - 1998"/&gt;</text:p>
      <text:p text:style-name="P35"/>
      <text:p text:style-name="P36">&lt;area shape="rect" coords="0,160,725,320" href="https://www.metacritic.com/movie/escapes/" alt="Escapes - 2017" title=" Escapes - 2017" /&gt;</text:p>
      <text:p text:style-name="P37"/>
      <text:p text:style-name="P38">&lt;/map&gt;<text:tab/></text:p>
      <text:p text:style-name="P39"/>
      <text:h text:style-name="P40" text:outline-level="2"><text:bookmark-start text:name="_Toc161309911"/>Definition List<text:bookmark-end text:name="_Toc161309911"/></text:h>
      <text:p text:style-name="P41">&lt;dl&gt;</text:p>
      <text:p text:style-name="P42">&lt;dt&gt;Other Event Horizon actors include:&lt;/dt&gt;</text:p>
      <text:p text:style-name="P43">&lt;dd&gt; Actor 1 &lt;/dd&gt;</text:p>
      <text:p text:style-name="P44">&lt;dd&gt; Actor 2&lt;/dd&gt;</text:p>
      <text:p text:style-name="P45">&lt;dd&gt; Actor 3 &lt;/dd&gt;</text:p>
      <text:p text:style-name="P46">&lt;dd&gt; Actor 4 &lt;/dd&gt;</text:p>
      <text:p text:style-name="P47">&lt;dd&gt; Actor 5 &lt;/dd&gt;</text:p>
      <text:p text:style-name="P48">&lt;/dl&gt;</text:p>
      <text:p text:style-name="P49"/>
      <text:h text:style-name="P50" text:outline-level="2"><text:bookmark-start text:name="_Toc161309912"/>Ordered List<text:bookmark-end text:name="_Toc161309912"/></text:h>
      <text:p text:style-name="P51">&lt;h3&gt;Top 5 international point scorers&lt;h3&gt;</text:p>
      <text:p text:style-name="P52">&lt;ol&gt;</text:p>
      <text:p text:style-name="P53">&lt;li&gt; Player 1 &lt;/li&gt;</text:p>
      <text:p text:style-name="P54">&lt;li&gt; Player 2 &lt;/li&gt;</text:p>
      <text:p text:style-name="P55">&lt;li&gt; Player 3 &lt;/li&gt;</text:p>
      <text:p text:style-name="P56">&lt;li&gt; Player 4 &lt;/li&gt;</text:p>
      <text:p text:style-name="P57">&lt;li&gt; Player 5 &lt;/li&gt;</text:p>
      <text:p text:style-name="P58">&lt;/ol&gt;</text:p>
      <text:p text:style-name="P59"/>
      <text:h text:style-name="P60" text:outline-level="2"><text:bookmark-start text:name="_Toc161309913"/>Bookmark Link<text:bookmark-end text:name="_Toc161309913"/></text:h>
      <text:p text:style-name="P61">&lt;p&gt;&lt;a href="#carouselExampleIndicators1"&gt;Back to top&lt;/a&gt;&lt;/p&gt;</text:p>
      <text:p text:style-name="P62"/>
      <text:h text:style-name="P63" text:outline-level="2"><text:bookmark-start text:name="_Toc161309914"/>Video<text:bookmark-end text:name="_Toc161309914"/></text:h>
      <text:p text:style-name="P64">&lt;video controls&gt;</text:p>
      <text:p text:style-name="P65">&lt;source src="video/beatles.mp4" type="video/mp4"&gt;</text:p>
      <text:p text:style-name="P66">Your browser does not support the video tag.</text:p>
      <text:p text:style-name="P67">&lt;/video&gt;</text:p>
      <text:p text:style-name="P68"/>
      <text:h text:style-name="P69" text:outline-level="2"><text:bookmark-start text:name="_Toc161309915"/>Audio<text:bookmark-end text:name="_Toc161309915"/></text:h>
      <text:p text:style-name="P70">&lt;audio controls&gt;</text:p>
      <text:p text:style-name="P71"><text:s text:c="2"/>&lt;source src="horse.mp3" type="audio/mpeg"&gt;</text:p>
      <text:p text:style-name="P72">Your browser does not support the audio element.</text:p>
      <text:p text:style-name="P73">&lt;/audio&gt;</text:p>
      <text:p text:style-name="P74"><text:bookmark-start text:name="_Toc161309916"/></text:p>
      <text:soft-page-break/>
      <text:h text:style-name="P75" text:outline-level="2">Background Graphic<text:bookmark-end text:name="_Toc161309916"/></text:h>
      <text:p text:style-name="P76">.footerR p.linked {</text:p>
      <text:p text:style-name="P77">background: url("../images/linkedin.png") no-repeat right;</text:p>
      <text:p text:style-name="P78">padding-right:30px</text:p>
      <text:p text:style-name="P79">}</text:p>
      <text:h text:style-name="P80" text:outline-level="2"><text:bookmark-start text:name="_Toc161309917"/><text:soft-page-break/>Search Bar Form</text:h>
      <text:p text:style-name="P81"><text:span text:style-name="T82">&lt;form action="</text:span><text:span text:style-name="T83">https://www.google.ie/search</text:span><text:span text:style-name="T84">" class="form-inline my-2 my-lg-0"&gt;</text:span></text:p>
      <text:p text:style-name="P85"><text:span text:style-name="T86">&lt;input<text:s/></text:span><text:span text:style-name="T87">name="q"</text:span><text:span text:style-name="T88"><text:s/>class="form-control mr-sm-2" type="search" placeholder="Search the web" aria-label="Search"&gt;</text:span></text:p>
      <text:p text:style-name="P89">&lt;button class="btn btn-outline-success my-2 my-sm-0" type="submit"&gt;Go&lt;/button&gt;</text:p>
      <text:p text:style-name="P90">&lt;/form&gt;</text:p>
      <text:p text:style-name="P91"/>
      <text:h text:style-name="P92" text:outline-level="2">Search Bar Form - CSS</text:h>
      <text:p text:style-name="P93">/*Form Styles */</text:p>
      <text:p text:style-name="P94">form.form-inline {</text:p>
      <text:p text:style-name="P95"><text:s text:c="4"/>width: 39%;</text:p>
      <text:p text:style-name="P96">}</text:p>
      <text:p text:style-name="P97">form.form-inline input[type=search] {</text:p>
      <text:p text:style-name="P98"><text:s text:c="4"/>border-radius: 0;</text:p>
      <text:p text:style-name="P99"><text:s text:c="4"/>width: 65%;</text:p>
      <text:p text:style-name="P100"><text:s text:c="4"/>font-size: 0.85rem;</text:p>
      <text:p text:style-name="P101"><text:s text:c="4"/>border: 1px solid #fff;</text:p>
      <text:p text:style-name="P102"><text:s text:c="4"/>margin: 0;</text:p>
      <text:p text:style-name="P103"><text:s text:c="4"/>background: transparent;</text:p>
      <text:p text:style-name="P104"><text:s text:c="4"/>max-width: 250px;</text:p>
      <text:p text:style-name="P105"><text:s text:c="4"/>padding: 15px;</text:p>
      <text:p text:style-name="P106"><text:s text:c="4"/>color: #FFF;</text:p>
      <text:p text:style-name="P107">}</text:p>
      <text:p text:style-name="P108">form.form-inline input[type=search]::placeholder {</text:p>
      <text:p text:style-name="P109"><text:s text:c="4"/>color: #fff;</text:p>
      <text:p text:style-name="P110">}</text:p>
      <text:p text:style-name="P111">form.form-inline button[type=submit] {</text:p>
      <text:soft-page-break/>
      <text:p text:style-name="P112"><text:s text:c="4"/>border: 1px solid #fff;</text:p>
      <text:p text:style-name="P113"><text:s text:c="4"/>color: #fff;</text:p>
      <text:p text:style-name="P114"><text:s text:c="4"/>width: 30%;</text:p>
      <text:p text:style-name="P115"><text:s text:c="4"/>border-radius: 0;</text:p>
      <text:p text:style-name="P116"><text:s text:c="4"/>padding: 8px 0 7px 0;</text:p>
      <text:p text:style-name="P117"><text:s text:c="4"/>font-size: 0.85rem;</text:p>
      <text:p text:style-name="P118"><text:s text:c="4"/>margin-left: -6px;</text:p>
      <text:p text:style-name="P119"><text:s text:c="4"/>max-width: 100px</text:p>
      <text:p text:style-name="P120">}</text:p>
      <text:p text:style-name="P121">form.form-inline button.btn:hover {</text:p>
      <text:p text:style-name="P122"><text:s text:c="4"/>background: transparent;</text:p>
      <text:p text:style-name="P123"><text:s text:c="4"/>color: orange;</text:p>
      <text:p text:style-name="P124">}</text:p>
      <text:p text:style-name="P125"/>
      <text:p text:style-name="P126"/>
      <text:h text:style-name="P127" text:outline-level="2">Form<text:bookmark-end text:name="_Toc161309917"/></text:h>
      <text:p text:style-name="P128">&lt;form action="" id="frmComment" name="frmComment" method="post"&gt;</text:p>
      <text:p text:style-name="P129">&lt;h2&gt;Post a Comment&lt;/h2&gt;</text:p>
      <text:p text:style-name="P130"/>
      <text:p text:style-name="P131">&lt;label for="name"&gt;</text:p>
      <text:p text:style-name="P132">&lt;span&gt;First Name:&lt;/span&gt; &lt;input type="text" id="name" name="name" placeholder="Enter First Name"&gt;</text:p>
      <text:p text:style-name="P133">&lt;/label&gt;</text:p>
      <text:p text:style-name="P134"/>
      <text:p text:style-name="P135">&lt;label for="surname"&gt;</text:p>
      <text:p text:style-name="P136">&lt;span&gt;Surname:&lt;/span&gt; &lt;input type="text" id="surname" name="surname" placeholder="Enter Surname"/&gt;</text:p>
      <text:p text:style-name="P137">&lt;/label&gt;</text:p>
      <text:p text:style-name="P138"/>
      <text:p text:style-name="P139"/>
      <text:p text:style-name="P140">&lt;label for="date"&gt;</text:p>
      <text:p text:style-name="P141">&lt;span&gt;Date:&lt;/span&gt; &lt;input type="date" id="date" min="2024/12/31" max="2020/08/31" name="date" placeholder="Enter today's date"/&gt;</text:p>
      <text:p text:style-name="P142">&lt;/label&gt;</text:p>
      <text:p text:style-name="P143"/>
      <text:p text:style-name="P144">&lt;label for="email"&gt;</text:p>
      <text:p text:style-name="P145">&lt;span&gt;Email:&lt;/span&gt; &lt;input type="email" multiple id="email" name="email" placeholder="Enter your email address"/&gt;</text:p>
      <text:p text:style-name="P146">&lt;/label&gt;</text:p>
      <text:p text:style-name="P147"/>
      <text:p text:style-name="P148"/>
      <text:p text:style-name="P149">&lt;label for="choose"&gt;&lt;span&gt;Topic:&lt;/span&gt;</text:p>
      <text:p text:style-name="P150">&lt;select id="choose"&gt;</text:p>
      <text:p text:style-name="P151">&lt;option value=""&gt;--Please choose an option--&lt;/option&gt;</text:p>
      <text:p text:style-name="P152">&lt;option value="option1"&gt;Topic 1&lt;/option&gt;</text:p>
      <text:p text:style-name="P153">&lt;option value="option2"&gt;Topic 2&lt;/option&gt;</text:p>
      <text:p text:style-name="P154">&lt;option value="option3"&gt;Topic 3&lt;/option&gt;</text:p>
      <text:p text:style-name="P155">&lt;option value="option4"&gt;Topic 4&lt;/option&gt;</text:p>
      <text:p text:style-name="P156">&lt;option value="option5"&gt;Topic 5&lt;/option&gt;</text:p>
      <text:p text:style-name="P157">&lt;/select&gt;</text:p>
      <text:p text:style-name="P158">&lt;/label&gt;</text:p>
      <text:p text:style-name="P159"><text:s text:c="4"/></text:p>
      <text:p text:style-name="P160">&lt;label for="display"&gt;</text:p>
      <text:p text:style-name="P161">&lt;span&gt;Display:&lt;/span&gt; &lt;input type="text" id="display" name="display" placeholder="The name to display above your comment" /&gt;</text:p>
      <text:p text:style-name="P162">&lt;/label&gt;</text:p>
      <text:p text:style-name="P163"/>
      <text:p text:style-name="P164">&lt;label for="upload"&gt;&lt;span&gt;Upload File:&lt;/span&gt; &lt;input type="file" multiple id="upload" accept="image/*" name="upload" placeholder="Upload your file" /&gt;&lt;/label&gt;</text:p>
      <text:p text:style-name="P165"/>
      <text:p text:style-name="P166">&lt;label for="comment"&gt;&lt;span&gt;Comment:&lt;/span&gt; &lt;textarea rows="4" cols="50" id="comment" name="comment"&gt; &lt;/textarea&gt;&lt;/label&gt;</text:p>
      <text:p text:style-name="P167"><text:tab/><text:tab/></text:p>
      <text:p text:style-name="P168">&lt;input type="submit" value="Post Comment" name="submit" class="button" /&gt;</text:p>
      <text:p text:style-name="P169"><text:tab/><text:tab/><text:tab/></text:p>
      <text:p text:style-name="P170"><text:tab/><text:tab/><text:tab/></text:p>
      <text:p text:style-name="P171">&lt;/form&gt;</text:p>
      <text:p text:style-name="P172"/>
      <text:p text:style-name="P173"/>
      <text:h text:style-name="P174" text:outline-level="2"><text:bookmark-start text:name="_Toc161309918"/>Simple Form CSS<text:bookmark-end text:name="_Toc161309918"/></text:h>
      <text:p text:style-name="P175">::placeholder {</text:p>
      <text:p text:style-name="P176">font-family: "Josefin Sans", sans-serif;</text:p>
      <text:p text:style-name="P177">font-size: 18px;</text:p>
      <text:p text:style-name="P178">}</text:p>
      <text:p text:style-name="P179"/>
      <text:p text:style-name="P180">#frmComment {</text:p>
      <text:p text:style-name="P181"><text:tab/>width: 90%;</text:p>
      <text:p text:style-name="P182">margin: 30px auto;</text:p>
      <text:p text:style-name="P183"><text:tab/>font-size: 18px;</text:p>
      <text:p text:style-name="P184">}</text:p>
      <text:p text:style-name="P185"/>
      <text:p text:style-name="P186">#frmComment label{</text:p>
      <text:p text:style-name="P187"><text:tab/>float: left;</text:p>
      <text:p text:style-name="P188"><text:tab/>width: 100%;<text:s/></text:p>
      <text:p text:style-name="P189"><text:tab/>display: block;<text:s/></text:p>
      <text:p text:style-name="P190"><text:tab/>padding-bottom: 10px;</text:p>
      <text:p text:style-name="P191"><text:tab/>margin-bottom: 10px;</text:p>
      <text:p text:style-name="P192">}</text:p>
      <text:p text:style-name="P193"/>
      <text:p text:style-name="P194">#frmComment label span {<text:s/></text:p>
      <text:p text:style-name="P195">float: left;</text:p>
      <text:p text:style-name="P196"><text:tab/>width: 30%;<text:s/></text:p>
      <text:p text:style-name="P197"><text:tab/>text-align: right;</text:p>
      <text:p text:style-name="P198"><text:tab/>margin-top: 10px;</text:p>
      <text:p text:style-name="P199">padding-top: 20px; <text:s text:c="4"/></text:p>
      <text:p text:style-name="P200">}</text:p>
      <text:p text:style-name="P201"/>
      <text:p text:style-name="P202">#frmComment label:hover span{</text:p>
      <text:p text:style-name="P203">color: #777;</text:p>
      <text:p text:style-name="P204">}</text:p>
      <text:p text:style-name="P205"/>
      <text:p text:style-name="P206"/>
      <text:p text:style-name="P207">#frmComment input {<text:s/></text:p>
      <text:p text:style-name="P208">float: left;</text:p>
      <text:p text:style-name="P209">width: 50%;<text:s/></text:p>
      <text:p text:style-name="P210">border: 1px solid #999;</text:p>
      <text:p text:style-name="P211">box-shadow: 0px 5px 5px #e3e3e3;</text:p>
      <text:p text:style-name="P212">margin: 10px 0 0 20px;</text:p>
      <text:p text:style-name="P213">padding: 20px 10px;<text:s/></text:p>
      <text:p text:style-name="P214">height: 18px;</text:p>
      <text:p text:style-name="P215">}</text:p>
      <text:p text:style-name="P216"/>
      <text:p text:style-name="P217">#frmComment input:hover,#frmComment textarea:hover{</text:p>
      <text:p text:style-name="P218">box-shadow:5px 5px 8px #c1c1c1; <text:s text:c="13"/></text:p>
      <text:p text:style-name="P219">}</text:p>
      <text:p text:style-name="P220"/>
      <text:p text:style-name="P221">#frmComment textarea{</text:p>
      <text:p text:style-name="P222">float:left;</text:p>
      <text:p text:style-name="P223">width:51%;</text:p>
      <text:p text:style-name="P224">margin:8px 0 0 20px;</text:p>
      <text:p text:style-name="P225">border: solid 1px #999;</text:p>
      <text:p text:style-name="P226">box-shadow:2px 8px 8px #e3e3e3;</text:p>
      <text:p text:style-name="P227">padding:10px 0 0 5px; <text:s text:c="10"/></text:p>
      <text:p text:style-name="P228">}</text:p>
      <text:p text:style-name="P229">select{</text:p>
      <text:p text:style-name="P230">font-family: "Josefin Sans", sans-serif;</text:p>
      <text:p text:style-name="P231">width:52%;</text:p>
      <text:p text:style-name="P232">padding:12px 10px 10px 10px;</text:p>
      <text:p text:style-name="P233">margin:18px 0 0 20px;</text:p>
      <text:p text:style-name="P234">border:1px solid #999;</text:p>
      <text:p text:style-name="P235">color:#999;</text:p>
      <text:p text:style-name="P236">font-size: 16px; <text:s text:c="14"/></text:p>
      <text:p text:style-name="P237">}</text:p>
      <text:p text:style-name="P238"/>
      <text:p text:style-name="P239">#frmComment input[type=submit]{</text:p>
      <text:p text:style-name="P240">padding:12px 2px;</text:p>
      <text:p text:style-name="P241">text-align: center;</text:p>
      <text:p text:style-name="P242">width:140px;</text:p>
      <text:p text:style-name="P243">float: left;</text:p>
      <text:p text:style-name="P244">color:#FFF;</text:p>
      <text:p text:style-name="P245">background:#0088CC;</text:p>
      <text:p text:style-name="P246">border:1px solid #0088CC;</text:p>
      <text:p text:style-name="P247">margin:0 0 0 32%;</text:p>
      <text:p text:style-name="P248">border-radius:7px;</text:p>
      <text:p text:style-name="P249">cursor: pointer;</text:p>
      <text:p text:style-name="P250">height:45px;</text:p>
      <text:p text:style-name="P251">}</text:p>
      <text:p text:style-name="P252"/>
      <text:p text:style-name="P253">#frmComment input[type=submit]:hover {</text:p>
      <text:p text:style-name="P254">background:#18B1FB;</text:p>
      <text:p text:style-name="P255">}</text:p>
      <text:p text:style-name="P256"/>
      <text:p text:style-name="P257"/>
      <text:h text:style-name="P258" text:outline-level="2"><text:bookmark-start text:name="_Toc161309919"/>CSS Media Query Form<text:bookmark-end text:name="_Toc161309919"/></text:h>
      <text:p text:style-name="P259"/>
      <text:p text:style-name="P260">@media screen and (max-width: 767px) {</text:p>
      <text:p text:style-name="P261"/>
      <text:p text:style-name="P262">#frmComment label{</text:p>
      <text:p text:style-name="P263">margin: 0;</text:p>
      <text:p text:style-name="P264">}</text:p>
      <text:p text:style-name="P265"><text:s text:c="2"/></text:p>
      <text:p text:style-name="P266">#frmComment label span {<text:s/></text:p>
      <text:p text:style-name="P267">width: 100%;</text:p>
      <text:p text:style-name="P268">text-align: left;</text:p>
      <text:p text:style-name="P269">padding-left: 20px;</text:p>
      <text:p text:style-name="P270">}</text:p>
      <text:p text:style-name="P271"/>
      <text:p text:style-name="P272">#frmComment input, #frmComment select, <text:s/>#frmComment textarea{<text:s/></text:p>
      <text:p text:style-name="P273">width: 90%; <text:s text:c="6"/></text:p>
      <text:p text:style-name="P274">}</text:p>
      <text:p text:style-name="P275"/>
      <text:p text:style-name="P276">#frmComment input[type=submit]{</text:p>
      <text:p text:style-name="P277">padding-left: 0;</text:p>
      <text:p text:style-name="P278">margin-left: 20px;</text:p>
      <text:p text:style-name="P279">margin-top: 10px; <text:s text:c="2"/></text:p>
      <text:p text:style-name="P280">}</text:p>
      <text:p text:style-name="P281"/>
      <text:p text:style-name="P282">}</text:p>
      <text:p text:style-name="P283"/>
      <text:h text:style-name="P284" text:outline-level="2"><text:bookmark-start text:name="_Toc161309920"/>Table<text:bookmark-end text:name="_Toc161309920"/></text:h>
      <text:p text:style-name="P285">&lt;table&gt; &lt;!--Starts table --&gt;</text:p>
      <text:p text:style-name="P286">&lt;thead&gt; &lt;!--Starts table head --&gt;</text:p>
      <text:p text:style-name="P287">&lt;tr&gt; &lt;!--Starts table row --&gt;</text:p>
      <text:p text:style-name="P288">&lt;th scope="col" class="name"&gt;Film&lt;/th&gt;<text:s/></text:p>
      <text:p text:style-name="P289">&lt;!--First column heading --&gt;</text:p>
      <text:p text:style-name="P290"><text:s/></text:p>
      <text:p text:style-name="P291">&lt;th scope="col" class="date"&gt;Date&lt;/th&gt;<text:s/></text:p>
      <text:p text:style-name="P292">&lt;!--Second column heading --&gt;</text:p>
      <text:p text:style-name="P293"/>
      <text:p text:style-name="P294">&lt;th scope="col" class="time"&gt;Time&lt;/th&gt;<text:s/></text:p>
      <text:p text:style-name="P295">&lt;!--Third column heading --&gt;</text:p>
      <text:p text:style-name="P296"/>
      <text:p text:style-name="P297">&lt;th scope="col" class="venue"&gt;Venue&lt;/th&gt;<text:s/></text:p>
      <text:p text:style-name="P298">&lt;!--Fourth column heading --&gt;</text:p>
      <text:p text:style-name="P299"/>
      <text:p text:style-name="P300">&lt;/tr&gt; &lt;!--Ends table row --&gt;</text:p>
      <text:p text:style-name="P301">&lt;/thead&gt; &lt;!—Ends table head --&gt;</text:p>
      <text:p text:style-name="P302"><text:s text:c="4"/></text:p>
      <text:p text:style-name="P303">&lt;tbody&gt;</text:p>
      <text:p text:style-name="P304"><text:s text:c="4"/><text:tab/><text:tab/></text:p>
      <text:p text:style-name="P305">&lt;tr&gt; &lt;!--Starts table row --&gt;</text:p>
      <text:p text:style-name="P306">&lt;td&gt;Cat on a Hot Tin Roof&lt;/td&gt;<text:s/></text:p>
      <text:p text:style-name="P307">&lt;!--First table cell--&gt;</text:p>
      <text:p text:style-name="P308">&lt;td&gt;24th March 2012&lt;/td&gt;<text:s/></text:p>
      <text:p text:style-name="P309">&lt;!--Second table cell--&gt;</text:p>
      <text:p text:style-name="P310">&lt;td&gt;9:40pm&lt;/td&gt;<text:s/></text:p>
      <text:p text:style-name="P311">&lt;!--Third table cell--&gt;</text:p>
      <text:p text:style-name="P312">&lt;td&gt;Queen's Film Theatre&lt;/td&gt;<text:s/></text:p>
      <text:p text:style-name="P313">&lt;!--Fourth table cell--&gt;</text:p>
      <text:p text:style-name="P314">&lt;/tr&gt; &lt;!--Ends table row --&gt;</text:p>
      <text:p text:style-name="P315"><text:s text:c="8"/></text:p>
      <text:soft-page-break/>
      <text:p text:style-name="P316"><text:tab/><text:tab/></text:p>
      <text:p text:style-name="P317"><text:tab/><text:tab/></text:p>
      <text:p text:style-name="P318">&lt;tr&gt;</text:p>
      <text:p text:style-name="P319">&lt;td&gt;The Hustler&lt;/td&gt;</text:p>
      <text:p text:style-name="P320">&lt;td&gt;26th March 2012&lt;/td&gt;</text:p>
      <text:p text:style-name="P321">&lt;td&gt;8:40pm&lt;/td&gt;</text:p>
      <text:p text:style-name="P322">&lt;td&gt;Queen's Film Theatre&lt;/td&gt;</text:p>
      <text:p text:style-name="P323">&lt;/tr&gt;</text:p>
      <text:p text:style-name="P324"/>
      <text:p text:style-name="P325">&lt;tr&gt;</text:p>
      <text:p text:style-name="P326">&lt;td&gt;Cool Hand Luke&lt;/td&gt;</text:p>
      <text:p text:style-name="P327">&lt;td&gt;27th March 2012&lt;/td&gt;</text:p>
      <text:p text:style-name="P328">&lt;td&gt;9:40pm&lt;/td&gt;</text:p>
      <text:p text:style-name="P329">&lt;td&gt;Queen's Film Theatre&lt;/td&gt;</text:p>
      <text:p text:style-name="P330">&lt;/tr&gt;</text:p>
      <text:p text:style-name="P331"/>
      <text:p text:style-name="P332"><text:tab/>&lt;tr&gt;</text:p>
      <text:p text:style-name="P333">&lt;td&gt;The Sting&lt;/td&gt;</text:p>
      <text:p text:style-name="P334">&lt;td&gt;28th March 2012&lt;/td&gt;</text:p>
      <text:p text:style-name="P335">&lt;td&gt;3:00pm&lt;/td&gt;</text:p>
      <text:p text:style-name="P336">&lt;td&gt;Queen's Film Theatre&lt;/td&gt;</text:p>
      <text:p text:style-name="P337">&lt;/tr&gt;</text:p>
      <text:p text:style-name="P338"><text:s text:c="4"/></text:p>
      <text:p text:style-name="P339">&lt;/tbody&gt;</text:p>
      <text:p text:style-name="P340"/>
      <text:p text:style-name="P341">&lt;/table&gt; &lt;!--Ends table --&gt;</text:p>
      <text:p text:style-name="P342"/>
      <text:p text:style-name="P343"/>
      <text:h text:style-name="P344" text:outline-level="2"><text:bookmark-start text:name="_Toc161309921"/>Table CSS<text:bookmark-end text:name="_Toc161309921"/></text:h>
      <text:p text:style-name="P345">table {</text:p>
      <text:p text:style-name="P346">border-collapse: collapse;</text:p>
      <text:p text:style-name="P347">border-spacing: 0;</text:p>
      <text:p text:style-name="P348">width: 80%;</text:p>
      <text:p text:style-name="P349">margin: 50px auto;</text:p>
      <text:p text:style-name="P350">}</text:p>
      <text:p text:style-name="P351"/>
      <text:p text:style-name="P352">th {</text:p>
      <text:p text:style-name="P353">font-size: 1rem;</text:p>
      <text:p text:style-name="P354">font-weight: bold;</text:p>
      <text:p text:style-name="P355">color: #000;</text:p>
      <text:p text:style-name="P356">padding: 10px 8px;</text:p>
      <text:p text:style-name="P357">border-bottom: 2px solid #000;</text:p>
      <text:p text:style-name="P358">text-align: center;</text:p>
      <text:p text:style-name="P359">background: #FFF;</text:p>
      <text:p text:style-name="P360">}</text:p>
      <text:p text:style-name="P361"/>
      <text:p text:style-name="P362">td {</text:p>
      <text:p text:style-name="P363">font-size: 0.9em;</text:p>
      <text:p text:style-name="P364">border-bottom: 1px solid #CCC;</text:p>
      <text:p text:style-name="P365">color: #000;</text:p>
      <text:p text:style-name="P366">padding: 12px 6px;</text:p>
      <text:p text:style-name="P367">text-align: center;</text:p>
      <text:p text:style-name="P368">}</text:p>
      <text:p text:style-name="P369"/>
      <text:p text:style-name="P370">table th:nth-of-type(1) {</text:p>
      <text:p text:style-name="P371">width: 35%;<text:s/></text:p>
      <text:p text:style-name="P372">}</text:p>
      <text:p text:style-name="P373"/>
      <text:p text:style-name="P374">table th:nth-of-type(2) {</text:p>
      <text:p text:style-name="P375">width: 25%;<text:s/></text:p>
      <text:soft-page-break/>
      <text:p text:style-name="P376">}</text:p>
      <text:p text:style-name="P377">table th:nth-of-type(3) {</text:p>
      <text:p text:style-name="P378">width: 15%;<text:s/></text:p>
      <text:p text:style-name="P379">}</text:p>
      <text:p text:style-name="P380">table th:nth-of-type(4) {</text:p>
      <text:p text:style-name="P381">width: 25%;<text:s/></text:p>
      <text:p text:style-name="P382">}</text:p>
      <text:p text:style-name="P383"/>
      <text:p text:style-name="P384">table tr:nth-of-type(even) {</text:p>
      <text:p text:style-name="P385">background-color: rgb(225,225,225)</text:p>
      <text:p text:style-name="P386">}</text:p>
      <text:p text:style-name="P387"/>
      <text:p text:style-name="P388">table tr:nth-of-type(even):hover {</text:p>
      <text:p text:style-name="P389">background-color: rgb(215,215,215);</text:p>
      <text:p text:style-name="P390">cursor: pointer;</text:p>
      <text:p text:style-name="P391">}</text:p>
      <text:p text:style-name="P392"><text:s text:c="4"/></text:p>
      <text:p text:style-name="P393">table tr:nth-of-type(odd) {</text:p>
      <text:p text:style-name="P394">background-color: rgb(245,245,245);</text:p>
      <text:p text:style-name="P395">}</text:p>
      <text:p text:style-name="P396"/>
      <text:p text:style-name="P397">table tr:nth-of-type(odd):hover {</text:p>
      <text:p text:style-name="P398">background-color: rgb(235,235,235);</text:p>
      <text:p text:style-name="P399">cursor: pointer;</text:p>
      <text:p text:style-name="P400">} <text:s text:c="2"/></text:p>
      <text:p text:style-name="P401"/>
      <text:p text:style-name="P402"/>
      <text:h text:style-name="P403" text:outline-level="2"><text:bookmark-start text:name="_Toc161309922"/>CSS Media Query Table<text:bookmark-end text:name="_Toc161309922"/></text:h>
      <text:p text:style-name="P404">@media screen and (max-width: 768px) {</text:p>
      <text:p text:style-name="P405">table, thead, tbody, th, td, tr, caption {</text:p>
      <text:p text:style-name="P406">display: block;</text:p>
      <text:p text:style-name="P407">}</text:p>
      <text:p text:style-name="P408"/>
      <text:p text:style-name="P409">thead tr {</text:p>
      <text:p text:style-name="P410">display: none;</text:p>
      <text:p text:style-name="P411"><text:s text:c="2"/>}</text:p>
      <text:p text:style-name="P412"/>
      <text:p text:style-name="P413">table tr:nth-of-type(even) {</text:p>
      <text:p text:style-name="P414">background-color: rgba(102, 51, 121, .25)</text:p>
      <text:p text:style-name="P415"><text:s text:c="2"/>}</text:p>
      <text:p text:style-name="P416"/>
      <text:p text:style-name="P417">table td {</text:p>
      <text:p text:style-name="P418">border: none;</text:p>
      <text:p text:style-name="P419">position: relative;</text:p>
      <text:p text:style-name="P420">text-align: center;</text:p>
      <text:p text:style-name="P421">font-size: 0.9rem;</text:p>
      <text:p text:style-name="P422">}</text:p>
      <text:p text:style-name="P423"/>
      <text:p text:style-name="P424">td:before {</text:p>
      <text:p text:style-name="P425">position: absolute;</text:p>
      <text:p text:style-name="P426">top: 12px;</text:p>
      <text:p text:style-name="P427">left: 10px;</text:p>
      <text:p text:style-name="P428">width: 25%;</text:p>
      <text:p text:style-name="P429">font-weight: bold;</text:p>
      <text:p text:style-name="P430">white-space: nowrap;</text:p>
      <text:p text:style-name="P431">text-align: left;</text:p>
      <text:p text:style-name="P432"><text:s text:c="4"/>/*background: red;*/</text:p>
      <text:p text:style-name="P433">font-size: 0.9rem;</text:p>
      <text:p text:style-name="P434"><text:s text:c="2"/>}</text:p>
      <text:soft-page-break/>
      <text:p text:style-name="P435"><text:s text:c="2"/></text:p>
      <text:p text:style-name="P436">/*<text:tab/>Label the data<text:tab/>*/</text:p>
      <text:p text:style-name="P437">td:nth-of-type(1):before {</text:p>
      <text:p text:style-name="P438">content: "Film:";</text:p>
      <text:p text:style-name="P439">}</text:p>
      <text:p text:style-name="P440"/>
      <text:p text:style-name="P441">td:nth-of-type(2):before {</text:p>
      <text:p text:style-name="P442">content: "Date:";</text:p>
      <text:p text:style-name="P443"><text:s text:c="2"/>}</text:p>
      <text:p text:style-name="P444"/>
      <text:p text:style-name="P445">td:nth-of-type(3):before {</text:p>
      <text:p text:style-name="P446">content: "Time:";</text:p>
      <text:p text:style-name="P447">}</text:p>
      <text:p text:style-name="P448"/>
      <text:p text:style-name="P449">td:nth-of-type(4):before {</text:p>
      <text:p text:style-name="P450">content: "Venue:";</text:p>
      <text:p text:style-name="P451">}</text:p>
      <text:p text:style-name="P452">}</text:p>
      <text:p text:style-name="Normal"/>
      <text:p text:style-name="P453"/>
      <text:h text:style-name="P454" text:outline-level="2">2 Column Layout</text:h>
      <text:p text:style-name="P455">&lt;div class="container"&gt;</text:p>
      <text:p text:style-name="P456">&lt;div class="row"&gt;</text:p>
      <text:p text:style-name="P457"/>
      <text:p text:style-name="P458">&lt;section class="col-sm-12 col-lg-8"&gt;<text:tab/><text:tab/><text:s text:c="2"/><text:tab/><text:s text:c="2"/><text:tab/><text:tab/><text:s text:c="2"/></text:p>
      <text:p text:style-name="P459">&lt;h2&gt;Put a heading here &lt;/h2&gt;</text:p>
      <text:p text:style-name="P460">&lt;p&gt;Put some text here&lt;/p&gt;</text:p>
      <text:p text:style-name="P461">&lt;p&gt;Put some text here&lt;/p&gt;</text:p>
      <text:p text:style-name="P462">&lt;p&gt;Put some text here&lt;/p&gt;</text:p>
      <text:p text:style-name="P463">&lt;p&gt;Put some text here&lt;/p&gt;</text:p>
      <text:p text:style-name="P464">&lt;p&gt;Put some text here&lt;/p&gt;</text:p>
      <text:p text:style-name="P465">&lt;p&gt;Put some text here&lt;/p&gt;</text:p>
      <text:p text:style-name="P466"/>
      <text:p text:style-name="P467">&lt;/section&gt;</text:p>
      <text:p text:style-name="P468"><text:tab/><text:tab/><text:s text:c="2"/></text:p>
      <text:p text:style-name="P469"><text:tab/><text:tab/><text:s text:c="2"/></text:p>
      <text:p text:style-name="P470">&lt;aside class="col-sm-12 col-lg-4"&gt;</text:p>
      <text:p text:style-name="P471">&lt;h2&gt;Put a heading here &lt;/h2&gt;<text:tab/><text:tab/><text:tab/><text:s text:c="2"/></text:p>
      <text:p text:style-name="P472"><text:tab/><text:tab/><text:s text:c="2"/></text:p>
      <text:p text:style-name="P473">&lt;/aside&gt;</text:p>
      <text:p text:style-name="P474"/>
      <text:p text:style-name="P475"/>
      <text:p text:style-name="P476">&lt;/div&gt;</text:p>
      <text:p text:style-name="P477">&lt;/div&gt;</text:p>
      <text:h text:style-name="P478" text:outline-level="2">2 Column Layout</text:h>
      <text:p text:style-name="P479"/>
      <text:p text:style-name="P480">&lt;div class="container"&gt;</text:p>
      <text:p text:style-name="P481">&lt;div class="row"&gt;</text:p>
      <text:p text:style-name="P482"/>
      <text:p text:style-name="P483">&lt;div class="boxl col-sm-12 col-md-6 col-xl-3"&gt;</text:p>
      <text:p text:style-name="P484">&lt;h2&gt;Put a heading here&lt;/h2&gt;<text:tab/><text:tab/></text:p>
      <text:p text:style-name="P485">&lt;p&gt;Put some text here &lt;a href="#"&gt;about anything...&lt;/a&gt; &lt;/p&gt;</text:p>
      <text:p text:style-name="P486">&lt;/div&gt;</text:p>
      <text:p text:style-name="P487"><text:tab/><text:tab/></text:p>
      <text:p text:style-name="P488">&lt;div class="boxl col-sm-12 col-md-6 col-xl-3"&gt;</text:p>
      <text:p text:style-name="P489">&lt;h2&gt;Put a heading here&lt;/h2&gt;<text:tab/><text:tab/></text:p>
      <text:p text:style-name="P490">&lt;p&gt;Put some text here &lt;a href="#"&gt;about anything...&lt;/a&gt; &lt;/p&gt;</text:p>
      <text:p text:style-name="P491">&lt;/div&gt;</text:p>
      <text:p text:style-name="P492"><text:tab/><text:s text:c="2"/></text:p>
      <text:p text:style-name="P493">&lt;div class="boxl col-sm-12 col-md-6 col-xl-3"&gt;</text:p>
      <text:p text:style-name="P494">&lt;h2&gt;Put a heading here&lt;/h2&gt;<text:tab/><text:tab/></text:p>
      <text:p text:style-name="P495">&lt;p&gt;Put some text here &lt;a href="#"&gt;about anything...&lt;/a&gt; &lt;/p&gt;</text:p>
      <text:p text:style-name="P496">&lt;/div&gt;</text:p>
      <text:p text:style-name="P497"><text:tab/></text:p>
      <text:p text:style-name="P498">&lt;div class="boxl col-sm-12 col-md-6 col-xl-3"&gt;</text:p>
      <text:p text:style-name="P499">&lt;h2&gt;Put a heading here&lt;/h2&gt;<text:tab/><text:tab/></text:p>
      <text:p text:style-name="P500">&lt;p&gt;Put some text here &lt;a href="#"&gt;about anything...&lt;/a&gt; &lt;/p&gt;</text:p>
      <text:p text:style-name="P501">&lt;/div&gt;</text:p>
      <text:p text:style-name="P502"/>
      <text:p text:style-name="P503">&lt;/div&gt;<text:tab/></text:p>
      <text:p text:style-name="P504">&lt;/div&gt;</text:p>
      <text:soft-page-break/>
      <text:p text:style-name="P505">&lt;div class="container"&gt;</text:p>
      <text:p text:style-name="P506">&lt;div class="row"&gt;</text:p>
      <text:p text:style-name="P507"/>
      <text:p text:style-name="P508">&lt;footer&gt;</text:p>
      <text:p text:style-name="P509">&lt;h2 class="contact"&gt;Contact Us&lt;/h2&gt;</text:p>
      <text:p text:style-name="P510">&lt;div class="footerL col-sm-12 col-lg-6"&gt;</text:p>
      <text:p text:style-name="P511"><text:span text:style-name="T512"><text:tab/></text:span><text:span text:style-name="T513"><text:tab/>&lt;p&gt;</text:span><text:span text:style-name="T514">Address 1</text:span><text:span text:style-name="T515">&lt;/p&gt;</text:span></text:p>
      <text:p text:style-name="P516"><text:span text:style-name="T517"><text:tab/></text:span><text:span text:style-name="T518"><text:tab/>&lt;p&gt;</text:span><text:span text:style-name="T519">Address 2</text:span><text:span text:style-name="T520">&lt;/p&gt;</text:span></text:p>
      <text:p text:style-name="P521"><text:span text:style-name="T522">&lt;p&gt;</text:span><text:span text:style-name="T523">Address 3</text:span><text:span text:style-name="T524">&lt;/p&gt;</text:span></text:p>
      <text:p text:style-name="P525"><text:span text:style-name="T526"><text:tab/></text:span><text:span text:style-name="T527"><text:tab/>&lt;p&gt;</text:span><text:span text:style-name="T528">Address 4</text:span><text:span text:style-name="T529">&lt;/p&gt;</text:span></text:p>
      <text:p text:style-name="P530"/>
      <text:p text:style-name="P531">&lt;p&gt;&lt;a href="#carouselExampleIndicators1"&gt;Back to top&lt;/a&gt;&lt;/p&gt;<text:tab/><text:s text:c="4"/></text:p>
      <text:p text:style-name="P532"/>
      <text:p text:style-name="P533">&lt;/div&gt;<text:tab/><text:tab/><text:s text:c="2"/></text:p>
      <text:p text:style-name="P534"><text:tab/><text:tab/><text:tab/><text:s text:c="2"/></text:p>
      <text:p text:style-name="P535">&lt;div class="footerR col-sm-12 col-lg-6"&gt;</text:p>
      <text:p text:style-name="P536"><text:span text:style-name="T537">&lt;p&gt;&lt;a href="mailto:</text:span><text:span text:style-name="T538">baec@kwetb.ie</text:span><text:span text:style-name="T539">"&gt; Send Email&lt;/a&gt;&lt;/p&gt;</text:span></text:p>
      <text:p text:style-name="P540"><text:span text:style-name="T541">&lt;p&gt;&lt;a href="tel:</text:span><text:span text:style-name="T542">015242796</text:span><text:span text:style-name="T543">"&gt;Tel:<text:s/></text:span><text:span text:style-name="T544">013334447</text:span><text:span text:style-name="T545">&lt;/a&gt;&lt;/p&gt;</text:span></text:p>
      <text:p text:style-name="P546">&lt;p&gt;&lt;a href="https://www.instagram.com/" target="_blank"&gt;Instagram &amp;trade;&lt;/a&gt;&lt;/p&gt;</text:p>
      <text:p text:style-name="P547">&lt;p&gt;&lt;a href="https://www.linkedin.com/" target="_blank"&gt;Linkedin &lt;/a&gt;&lt;/p&gt;</text:p>
      <text:p text:style-name="P548">&lt;/div&gt;</text:p>
      <text:p text:style-name="P549"/>
      <text:p text:style-name="P550">&lt;/footer&gt;</text:p>
      <text:p text:style-name="P551">&lt;/div&gt;</text:p>
      <text:p text:style-name="P552">&lt;/div&gt;</text:p>
      <text:soft-page-break/>
      <text:p text:style-name="P553">/*Footer Styles */</text:p>
      <text:p text:style-name="P554">footer {</text:p>
      <text:p text:style-name="P555"><text:s text:c="4"/>width: 100%;</text:p>
      <text:p text:style-name="P556">}</text:p>
      <text:p text:style-name="P557">footer h2 {}</text:p>
      <text:p text:style-name="P558">.footerL {</text:p>
      <text:p text:style-name="P559"><text:s text:c="4"/>float: left;</text:p>
      <text:p text:style-name="P560"><text:s text:c="4"/>padding: 0;</text:p>
      <text:p text:style-name="P561"><text:s text:c="4"/>border-right: 1px solid #999;<text:s/>/*<text:s/><text:s text:c="4"/>*/</text:p>
      <text:p text:style-name="P562">}</text:p>
      <text:p text:style-name="P563">.footerR {</text:p>
      <text:p text:style-name="P564"><text:s text:c="4"/>float: right;</text:p>
      <text:p text:style-name="P565"><text:s text:c="4"/>text-align: right;<text:s text:c="2"/>/* <text:s text:c="5"/>*/</text:p>
      <text:p text:style-name="P566"><text:s text:c="4"/>padding: 0;</text:p>
      <text:p text:style-name="P567">}</text:p>
      <text:p text:style-name="P568"/>
      <text:p text:style-name="P569">.footerR p.linked {</text:p>
      <text:p text:style-name="P570"><text:s text:c="2"/><text:tab/>background: url("../images/linkedin.png") no-repeat right;</text:p>
      <text:p text:style-name="P571">/* <text:s text:c="3"/>*/</text:p>
      <text:p text:style-name="P572"><text:s text:c="2"/><text:tab/>padding-right: 30px;</text:p>
      <text:p text:style-name="P573">}</text:p>
      <text:p text:style-name="P574"/>
      <text:p text:style-name="P575"/>
      <text:p text:style-name="P576"/>
      <text:p text:style-name="Normal"><text:span text:style-name="T577"><text:s text:c="2"/></text:span></text:p>
      <text:p text:style-name="P578"/>
      <text:p text:style-name="P579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mic Sans MS" svg:font-family="Comic Sans MS" style:font-family-generic="script" style:font-pitch="variable" svg:panose-1="3 15 7 2 3 3 2 2 2 4"/>
    <style:font-face style:name="Aptos Display" svg:font-family="Aptos Display" style:font-family-generic="swiss" style:font-pitch="variable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-asian="Times New Roman" fo:font-weight="bold" style:font-weight-asian="bold" fo:font-variant="small-caps" fo:color="#000000" fo:font-size="10pt" style:font-size-asian="10pt" style:font-size-complex="16pt" style:text-underline-type="single" style:text-underline-style="solid" style:text-underline-width="bold" style:text-underline-mode="continuous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="Aptos"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="Aptos"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="Aptos"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Aptos"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Aptos"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="Aptos"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="Aptos" style:font-name-asian="Times New Roman" fo:color="#272727" fo:hyphenate="false"/>
    </style:style>
    <style:style style:name="Normal" style:display-name="Normal" style:family="paragraph">
      <style:paragraph-properties fo:margin-bottom="0in" fo:line-height="150%"/>
      <style:text-properties style:font-name="Comic Sans MS" fo:font-size="9pt" style:font-size-asian="9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omic Sans MS" style:font-name-asian="Times New Roman" style:font-name-complex="Times New Roman" fo:font-weight="bold" style:font-weight-asian="bold" fo:font-variant="small-caps" fo:color="#000000" style:letter-kerning="true" fo:font-size="10pt" style:font-size-asian="10pt" style:font-size-complex="16pt" style:text-underline-type="single" style:text-underline-style="solid" style:text-underline-width="bold" style:text-underline-mode="continuous" style:text-underline-color="font-color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 fo:font-size="9pt" style:font-size-asian="9pt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 fo:font-size="9pt" style:font-size-asian="9pt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 fo:font-size="9pt" style:font-size-asian="9pt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 fo:font-size="9pt" style:font-size-asian="9pt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 fo:font-size="9pt" style:font-size-asian="9pt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 fo:font-size="9pt" style:font-size-asian="9pt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="Aptos"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style:font-name="Comic Sans MS" fo:font-style="italic" style:font-style-asian="italic" style:font-style-complex="italic" fo:color="#404040" fo:font-size="9pt" style:font-size-asian="9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style:font-name="Comic Sans MS" fo:font-style="italic" style:font-style-asian="italic" style:font-style-complex="italic" fo:color="#0F4761" fo:font-size="9pt" style:font-size-asian="9pt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TOCHeading" style:display-name="TOC Heading" style:family="paragraph" style:parent-style-name="Heading1" style:next-style-name="Normal" style:default-outline-level="1">
      <style:paragraph-properties fo:line-height="103%"/>
      <style:text-properties style:font-name="Aptos Display" fo:font-weight="normal" style:font-weight-asian="normal" fo:font-variant="normal" fo:color="#0F4761" style:letter-kerning="false" fo:font-size="16pt" style:font-size-asian="16pt" style:text-underline-type="none" fo:language="en" fo:country="US" fo:hyphenate="tru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2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BalloonText" style:display-name="Balloon Text" style:family="paragraph" style:parent-style-name="Normal">
      <style:paragraph-properties fo:line-height="100%"/>
      <style:text-properties style:font-name="Segoe UI" style:font-name-complex="Segoe UI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naire McKerr</meta:initial-creator>
    <dc:creator>Conaire McKerr</dc:creator>
    <meta:creation-date>2024-03-13T12:16:00Z</meta:creation-date>
    <dc:date>2024-11-07T11:58:00Z</dc:date>
    <meta:print-date>2024-11-07T10:18:00Z</meta:print-date>
    <meta:template xlink:href="Normal" xlink:type="simple"/>
    <meta:editing-cycles>18</meta:editing-cycles>
    <meta:editing-duration>PT28680S</meta:editing-duration>
    <meta:document-statistic meta:page-count="25" meta:paragraph-count="21" meta:word-count="1592" meta:character-count="10649" meta:row-count="75" meta:non-whitespace-character-count="9078"/>
  </office:meta>
</office:document-meta>
</file>